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34343" style:font-name="Courier New" style:font-name-asian="Courier New1" style:font-name-complex="Courier New1"/>
    </style:style>
    <style:style style:name="P3" style:family="paragraph" style:parent-style-name="Standard">
      <style:text-properties fo:color="#666666" style:font-name="Courier New" style:font-name-asian="Courier New1" style:font-name-complex="Courier New1"/>
    </style:style>
    <style:style style:name="P4" style:family="paragraph" style:parent-style-name="Standard">
      <style:text-properties fo:color="#666666" style:font-name="Courier New" fo:font-style="italic" style:font-name-asian="Courier New1" style:font-style-asian="italic" style:font-name-complex="Courier New1"/>
    </style:style>
    <style:style style:name="P5" style:family="paragraph" style:parent-style-name="Standard">
      <style:text-properties fo:color="#666666" style:font-name="Courier New" fo:font-weight="bold" style:font-name-asian="Courier New1" style:font-weight-asian="bold" style:font-name-complex="Courier New1"/>
    </style:style>
    <style:style style:name="P6"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9"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10"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11" style:family="paragraph" style:parent-style-name="Standard">
      <style:paragraph-properties fo:margin-left="0in" fo:margin-right="0in" fo:text-indent="0.5in" style:auto-text-indent="false"/>
    </style:style>
    <style:style style:name="P12"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15"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16" style:family="paragraph" style:parent-style-name="Standard">
      <style:paragraph-properties fo:margin-left="1in" fo:margin-right="0in" fo:text-indent="0in" style:auto-text-indent="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margin-left="1in" fo:margin-right="0in" fo:text-indent="0.5in" style:auto-text-indent="false"/>
    </style:style>
    <style:style style:name="P19" style:family="paragraph" style:parent-style-name="Standard">
      <style:paragraph-properties fo:margin-left="2in" fo:margin-right="0in" fo:text-indent="0in" style:auto-text-indent="false"/>
    </style:style>
    <style:style style:name="P20"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13pt" fo:font-weight="bold" style:font-name-asian="Courier New1" style:font-size-asian="13pt" style:font-weight-asian="bold" style:font-name-complex="Courier New1" style:font-size-complex="13pt"/>
    </style:style>
    <style:style style:name="T2" style:family="text">
      <style:text-properties fo:color="#434343" style:font-name="Courier New" fo:font-size="13pt" style:font-name-asian="Courier New1" style:font-size-asian="13pt" style:font-name-complex="Courier New1" style:font-size-complex="13pt"/>
    </style:style>
    <style:style style:name="T3" style:family="text">
      <style:text-properties fo:color="#434343" style:font-name="Courier New" fo:font-style="italic" style:font-name-asian="Courier New1" style:font-style-asian="italic" style:font-name-complex="Courier New1"/>
    </style:style>
    <style:style style:name="T4" style:family="text">
      <style:text-properties fo:color="#434343" style:font-name="Courier New" fo:font-weight="bold" style:font-name-asian="Courier New1" style:font-weight-asian="bold" style:font-name-complex="Courier New1"/>
    </style:style>
    <style:style style:name="T5" style:family="text">
      <style:text-properties fo:color="#434343" style:font-name="Courier New" style:font-name-asian="Courier New1" style:font-name-complex="Courier New1"/>
    </style:style>
    <style:style style:name="T6"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7" style:family="text">
      <style:text-properties fo:color="#434343" style:font-name="Courier New" style:text-underline-style="solid" style:text-underline-width="auto" style:text-underline-color="font-color" style:font-name-asian="Courier New1" style:font-name-complex="Courier New1"/>
    </style:style>
    <style:style style:name="T8" style:family="text">
      <style:text-properties fo:color="#434343" style:font-name="Courier New" fo:font-size="10pt" style:font-name-asian="Courier New1" style:font-size-asian="10pt" style:font-name-complex="Courier New1" style:font-size-complex="10pt"/>
    </style:style>
    <style:style style:name="T9" style:family="text">
      <style:text-properties fo:color="#434343" style:font-name="Courier New" fo:font-size="14pt" style:font-name-asian="Courier New1" style:font-size-asian="14pt" style:font-name-complex="Courier New1" style:font-size-complex="14pt"/>
    </style:style>
    <style:style style:name="T10" style:family="text">
      <style:text-properties fo:color="#434343" style:font-name="Courier New" fo:font-size="16pt" fo:font-weight="bold" style:font-name-asian="Courier New1" style:font-size-asian="16pt" style:font-weight-asian="bold" style:font-name-complex="Courier New1" style:font-size-complex="16pt"/>
    </style:style>
    <style:style style:name="T11" style:family="text">
      <style:text-properties fo:color="#666666" style:font-name="Courier New" style:font-name-asian="Courier New1" style:font-name-complex="Courier New1"/>
    </style:style>
    <style:style style:name="T12" style:family="text">
      <style:text-properties fo:color="#666666" style:font-name="Courier New" style:text-underline-style="solid" style:text-underline-width="auto" style:text-underline-color="font-color" style:font-name-asian="Courier New1" style:font-name-complex="Courier New1"/>
    </style:style>
    <style:style style:name="T13"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14" style:family="text">
      <style:text-properties fo:color="#666666" style:font-name="Courier New" fo:font-size="13pt" fo:font-weight="bold" style:font-name-asian="Courier New1" style:font-size-asian="13pt" style:font-weight-asian="bold" style:font-name-complex="Courier New1" style:font-size-complex="13pt"/>
    </style:style>
    <style:style style:name="T15" style:family="text">
      <style:text-properties fo:color="#666666" style:font-name="Courier New" fo:font-size="13pt" style:font-name-asian="Courier New1" style:font-size-asian="13pt" style:font-name-complex="Courier New1" style:font-size-complex="13pt"/>
    </style:style>
    <style:style style:name="T16" style:family="text">
      <style:text-properties fo:color="#666666" style:font-name="Courier New" fo:font-weight="bold" style:font-name-asian="Courier New1" style:font-weight-asian="bold" style:font-name-complex="Courier New1"/>
    </style:style>
    <style:style style:name="T17" style:family="text">
      <style:text-properties fo:color="#666666" style:font-name="Courier New" fo:font-style="italic" fo:font-weight="bold" style:font-name-asian="Courier New1" style:font-style-asian="italic" style:font-weight-asian="bold" style:font-name-complex="Courier New1"/>
    </style:style>
    <style:style style:name="T18" style:family="text">
      <style:text-properties fo:color="#666666" style:font-name="Courier New" fo:font-style="italic" style:font-name-asian="Courier New1" style:font-style-asian="italic" style:font-name-complex="Courier New1"/>
    </style:style>
    <style:style style:name="T19" style:family="text">
      <style:text-properties fo:color="#666666" style:font-name="Courier New" fo:font-size="9pt" fo:font-weight="bold" style:font-name-asian="Courier New1" style:font-size-asian="9pt" style:font-weight-asian="bold" style:font-name-complex="Courier New1" style:font-size-complex="9pt"/>
    </style:style>
    <style:style style:name="T20" style:family="text">
      <style:text-properties fo:color="#666666" style:font-name="Courier New" fo:font-size="9pt" style:font-name-asian="Courier New1" style:font-size-asian="9pt" style:font-name-complex="Courier New1" style:font-size-complex="9pt"/>
    </style:style>
    <style:style style:name="T21" style:family="text">
      <style:text-properties fo:color="#666666" style:font-name="Courier New" fo:font-size="10pt" fo:font-weight="bold" style:font-name-asian="Courier New1" style:font-size-asian="10pt" style:font-weight-asian="bold" style:font-name-complex="Courier New1" style:font-size-complex="10pt"/>
    </style:style>
    <style:style style:name="T22"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23" style:family="text">
      <style:text-properties fo:color="#666666" style:font-name="Courier New" fo:font-size="10pt" style:font-name-asian="Courier New1" style:font-size-asian="10pt" style:font-name-complex="Courier New1" style:font-size-complex="10pt"/>
    </style:style>
    <style:style style:name="T24" style:family="text">
      <style:text-properties fo:color="#666666" style:font-name="Courier New" fo:font-size="14pt" fo:font-weight="bold" style:font-name-asian="Courier New1" style:font-size-asian="14pt" style:font-weight-asian="bold" style:font-name-complex="Courier New1" style:font-size-complex="14pt"/>
    </style:style>
    <style:style style:name="T25" style:family="text">
      <style:text-properties fo:color="#0000ff" style:font-name="Courier New" fo:font-size="13pt" style:font-name-asian="Courier New1" style:font-size-asian="13pt" style:font-name-complex="Courier New1" style:font-size-complex="13pt"/>
    </style:style>
    <style:style style:name="T26" style:family="text">
      <style:text-properties fo:color="#0000ff" style:font-name="Courier New" fo:font-size="13pt" fo:font-weight="bold" style:font-name-asian="Courier New1" style:font-size-asian="13pt" style:font-weight-asian="bold" style:font-name-complex="Courier New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Definition Behavior Studies</text:span></text:p>
      <text:p text:style-name="P1"><text:span text:style-name="T3">Summary of Definition Behavior Studies Mnemonic</text:span></text:p>
      <text:p text:style-name="P2"/>
      <text:p text:style-name="Standard"><text:span text:style-name="T4">Definition Behavior Studies: </text:span><text:span text:style-name="T5">This is an interdisciplinary area of study, part Computer Science, statistical process analysis, hypothesis testing, Data Science, religious studies, ethics and mindfulness, AI.</text:span></text:p>
      <text:p text:style-name="P2"/>
      <text:p text:style-name="Standard"><text:span text:style-name="T3">Definition Studies (or system and definition behavior studies) is the field of study relating to the behavior of definitions (in particular, collapse behaviors in a context of general system collapse). </text:span></text:p>
      <text:p text:style-name="P2"/>
      <text:p text:style-name="Standard"><text:span text:style-name="T5">This is an inquiry based approach; learn by asking questions; ask the difficult questions: </text:span></text:p>
      <text:p text:style-name="Standard"><text:span text:style-name="T5">What is the agenda?</text:span></text:p>
      <text:p text:style-name="Standard"><text:span text:style-name="T5">What are the goals and modus operandi? </text:span></text:p>
      <text:p text:style-name="Standard"><text:span text:style-name="T5">What is the goals-means-method statement? (in a project-context, with project-participants)</text:span></text:p>
      <text:p text:style-name="P2"/>
      <text:p text:style-name="P2"/>
      <text:p text:style-name="Standard"><text:span text:style-name="T4">Non-Automatic-Learning, Active-Learning, Project-Based Learning:</text:span></text:p>
      <text:p text:style-name="Standard"><text:span text:style-name="T5">'The person who does the articulation does the learning; passive observers do not learn: 'Direct instruction' is backwards."</text:span></text:p>
      <text:p text:style-name="P2"/>
      <text:p text:style-name="Standard"><text:span text:style-name="T4">Intertwined: not separate, not sequential</text:span></text:p>
      <text:p text:style-name="Standard"><text:span text:style-name="T5">1. Articulation and Expression: verbal, written, diagrams, pictorial-visual, etc. (also see input output measures): any </text:span></text:p>
      <text:p text:style-name="Standard"><text:span text:style-name="T5">communication signal production. (any of myriad categories of signals)</text:span></text:p>
      <text:p text:style-name="P2"/>
      <text:p text:style-name="Standard"><text:soft-page-break/><text:span text:style-name="T5">2. Learning and improving skills, ability, fitness</text:span></text:p>
      <text:p text:style-name="P2"/>
      <text:p text:style-name="Standard"><text:span text:style-name="T5">3. Perception</text:span></text:p>
      <text:p text:style-name="P2"/>
      <text:p text:style-name="Standard"><text:span text:style-name="T5">4. Formation of thoughts, decisions, conclusions, plans, etc. (conspicuous proxy)</text:span></text:p>
      <text:p text:style-name="P2"/>
      <text:p text:style-name="Standard"><text:span text:style-name="T5">All are entwined with articulation; without articulation, the others are sub-optimal.</text:span></text:p>
      <text:p text:style-name="P2"/>
      <text:p text:style-name="Standard"><text:span text:style-name="T5">Chemistry-Analogy for non-automatic equilibrium and a topology of equilibria in systems, in this case: collaboration, project-management, productivity, and coordinated decisions. </text:span></text:p>
      <text:p text:style-name="P2"/>
      <text:p text:style-name="Standard"><text:span text:style-name="T5">(</text:span><text:span text:style-name="T3">The following can be a template for a group-agreed-upon-goal-means-methods-statement, a checklist pending what people agree to.)</text:span></text:p>
      <text:p text:style-name="P2"/>
      <text:p text:style-name="Standard"><text:span text:style-name="T1">Goals (Agenda): </text:span><text:span text:style-name="T2">goals-means-method statement / "we-can" statements:</text:span></text:p>
      <text:p text:style-name="Standard"><text:span text:style-name="T5">We can succeed. </text:span></text:p>
      <text:p text:style-name="Standard"><text:span text:style-name="T5">We can make things work. </text:span></text:p>
      <text:p text:style-name="Standard"><text:span text:style-name="T5">We can understand what is wrong.</text:span></text:p>
      <text:p text:style-name="Standard"><text:span text:style-name="T5">We can fix what is broken. </text:span></text:p>
      <text:p text:style-name="Standard"><text:span text:style-name="T5">We can use not-automatically-learned skills &amp; <text:s/>not-automatically-transferred skills.</text:span></text:p>
      <text:p text:style-name="Standard"><text:span text:style-name="T5">We can use </text:span><text:span text:style-name="T4">STEM</text:span><text:span text:style-name="T5"> to connect signals and reality.</text:span></text:p>
      <text:p text:style-name="Standard"><text:span text:style-name="T5">We can connect </text:span><text:span text:style-name="T4">STEM</text:span><text:span text:style-name="T5">, project-management, and ethics.</text:span></text:p>
      <text:p text:style-name="Standard"><text:span text:style-name="T5">We can use </text:span><text:span text:style-name="T4">intersecting-interlocking-interconnecting areas</text:span><text:span text:style-name="T5">.</text:span></text:p>
      <text:p text:style-name="Standard"><text:soft-page-break/><text:span text:style-name="T5">We can learn, coordinate, and solve problems.</text:span></text:p>
      <text:p text:style-name="Standard"><text:span text:style-name="T5">We can manage types of, and terms for, </text:span><text:span text:style-name="T4">generalization</text:span><text:span text:style-name="T5">.</text:span></text:p>
      <text:p text:style-name="Standard"><text:span text:style-name="T5">We can use "</text:span><text:span text:style-name="T4">low-bar enlightenment</text:span><text:span text:style-name="T5">."</text:span></text:p>
      <text:p text:style-name="Standard"><text:span text:style-name="T5">We can </text:span><text:span text:style-name="T4">extend</text:span><text:span text:style-name="T5"> into or maintain a full range of motion, not only contraction(reducing/narrowing).</text:span></text:p>
      <text:p text:style-name="Standard"><text:span text:style-name="T5">We can </text:span><text:span text:style-name="T4">participate</text:span><text:span text:style-name="T5"> to complete </text:span><text:span text:style-name="T4">projects</text:span><text:span text:style-name="T5">.</text:span></text:p>
      <text:p text:style-name="Standard"><text:span text:style-name="T5">We can learn from and correct the mistakes of the past.</text:span></text:p>
      <text:p text:style-name="Standard"><text:span text:style-name="T5">We can use and understand the effects of perception and abstraction.</text:span></text:p>
      <text:p text:style-name="Standard"><text:span text:style-name="T5">We can make and use tools and resources.</text:span></text:p>
      <text:p text:style-name="Standard"><text:span text:style-name="T5">We can use feedback, testability, measurability, &amp; definability.</text:span></text:p>
      <text:p text:style-name="Standard"><text:span text:style-name="T5">We can use patterns, protocols, and processes for and with skills, abilities, and learning. </text:span></text:p>
      <text:p text:style-name="Standard"><text:span text:style-name="T5">We can communicate.</text:span></text:p>
      <text:p text:style-name="Standard"><text:span text:style-name="T5">We can make progress.</text:span></text:p>
      <text:p text:style-name="P2"/>
      <text:p text:style-name="P2"/>
      <text:p text:style-name="Standard"><text:span text:style-name="T4">We can generalize; We can distinguish between, and use, types of (and terms for) generalization. </text:span></text:p>
      <text:p text:style-name="Standard"><text:span text:style-name="T5">We can </text:span><text:span text:style-name="T4">generalize</text:span><text:span text:style-name="T5"> STEM.</text:span></text:p>
      <text:p text:style-name="Standard"><text:span text:style-name="T5">We can </text:span><text:span text:style-name="T4">generalize</text:span><text:span text:style-name="T5"> participation.</text:span></text:p>
      <text:p text:style-name="Standard"><text:span text:style-name="T5">We can </text:span><text:span text:style-name="T4">generalize</text:span><text:span text:style-name="T5"> projects (project-context).</text:span></text:p>
      <text:p text:style-name="Standard"><text:span text:style-name="T5">We can </text:span><text:span text:style-name="T4">generalize</text:span><text:span text:style-name="T5"> decision-coordination (voting etc).</text:span></text:p>
      <text:p text:style-name="Standard"><text:span text:style-name="T5">We can generalize</text:span><text:span text:style-name="T4"> indirectly defined </text:span><text:span text:style-name="T5">Value-Function-&amp;-Meaning (non-collapse).</text:span></text:p>
      <text:p text:style-name="Standard"><text:span text:style-name="T5">We can </text:span><text:span text:style-name="T4">generalize</text:span><text:span text:style-name="T5"> object-relationship-spaces. </text:span></text:p>
      <text:p text:style-name="Standard"><text:soft-page-break/><text:span text:style-name="T5">We can </text:span><text:span text:style-name="T4">generalize</text:span><text:span text:style-name="T5"> categories of types of systems.</text:span></text:p>
      <text:p text:style-name="Standard"><text:span text:style-name="T5">We can </text:span><text:span text:style-name="T4">generalize</text:span><text:span text:style-name="T5"> system-fitness and system-epidemiology.</text:span></text:p>
      <text:p text:style-name="Standard"><text:span text:style-name="T5">We can </text:span><text:span text:style-name="T4">generalize</text:span><text:span text:style-name="T5"> data-hygiene, system hygiene.</text:span></text:p>
      <text:p text:style-name="Standard"><text:span text:style-name="T5">We can </text:span><text:span text:style-name="T4">generalize</text:span><text:span text:style-name="T5"> system collapse. (And system-collapse attraction?)</text:span></text:p>
      <text:p text:style-name="Standard"><text:span text:style-name="T5">We can </text:span><text:span text:style-name="T4">generalize</text:span><text:span text:style-name="T5"> system defense, system health, system-immune-systems, information-immune-systems, system information-epidemiology, and system-and-definition-membranes.</text:span></text:p>
      <text:p text:style-name="Standard"><text:span text:style-name="T5">We can </text:span><text:span text:style-name="T4">generalize</text:span><text:span text:style-name="T5"> disinformation vs. definition-clarification.</text:span></text:p>
      <text:p text:style-name="Standard"><text:span text:style-name="T5">We can </text:span><text:span text:style-name="T4">generalize</text:span><text:span text:style-name="T5"> Signal-Data Processing and/vs. Instruction Management.</text:span></text:p>
      <text:p text:style-name="Standard"><text:span text:style-name="T5">We can </text:span><text:span text:style-name="T4">generalize </text:span><text:span text:style-name="T5">System-Externalization, task/step derivation/integration, and task/process-modularity.</text:span></text:p>
      <text:p text:style-name="Standard"><text:span text:style-name="T5">? We can </text:span><text:span text:style-name="T4">generalize</text:span><text:span text:style-name="T5"> System-State management and schedules.</text:span></text:p>
      <text:p text:style-name="Standard"><text:span text:style-name="T5">? We can </text:span><text:span text:style-name="T4">generalize</text:span><text:span text:style-name="T5"> context.</text:span></text:p>
      <text:p text:style-name="P3"/>
      <text:p text:style-name="Standard"><text:span text:style-name="T4">We Can Use "Low-Bar Enlightenment":</text:span></text:p>
      <text:p text:style-name="Standard"><text:span text:style-name="T3"><text:tab/>(Summary)</text:span></text:p>
      <text:p text:style-name="P7"><text:span text:style-name="T5">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7"><text:span text:style-name="T5">The goal is ending cycles of being endlessly-'reborn' into mismanaged-projects that unnecessarily-fail in the same correctable, but uncorrected, ways over and over again.</text:span></text:p>
      <text:p text:style-name="P7"><text:span text:style-name="T5">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7"><text:span text:style-name="T5">We can stop these cycles of failure by using information/data, perception, and learning.</text:span></text:p>
      <text:p text:style-name="P12"/>
      <text:p text:style-name="P14"/>
      <text:p text:style-name="P11"><text:span text:style-name="T4">Low-Bar Enlightenment </text:span><text:span text:style-name="T5">(elements of)</text:span><text:span text:style-name="T4">:</text:span></text:p>
      <text:p text:style-name="P7"><text:span text:style-name="T5">1. The perception/understanding that repeating cycles of failed actions and projects can result from errors in perception and planning (a proverbial 'wheel of samsara').</text:span></text:p>
      <text:p text:style-name="P7"><text:soft-page-break/><text:span text:style-name="T5">2. The perception/understanding that indefinately-repeating cycles-of-failed actions and projects can exist </text:span><text:span text:style-name="T6">without</text:span><text:span text:style-name="T5"> inevitable-automatic-learning arising from raw feedback of experiential data about that failure. </text:span></text:p>
      <text:p text:style-name="P7"><text:span text:style-name="T5">I.e., learning (that is sufficient to prevent the problem in future) does </text:span><text:span text:style-name="T6">not</text:span><text:span text:style-name="T5"> automatically result from experiencing mistakes or overall-system-shocks, etc.</text:span></text:p>
      <text:p text:style-name="P7"><text:span text:style-name="T5">[Possibly related to ~'cultural/epiphenomena'-learning as an additional layer: <text:s/>Q: How are "internally"-invisible skills/abilities/patterns learned? A: "Externally"?]</text:span></text:p>
      <text:p text:style-name="P7"><text:span text:style-name="T5">3. The perception/understanding that perception/understanding can be fooled in principle and in practice.</text:span></text:p>
      <text:p text:style-name="P7"><text:span text:style-name="T5">4. The perception/understanding that learning-from-failures does </text:span><text:span text:style-name="T6">not</text:span><text:span text:style-name="T5"> happen automatically, and can indefinitely not-happen.</text:span></text:p>
      <text:p text:style-name="P7"><text:span text:style-name="T5">5. The perception/understanding that learning-from-failures does </text:span><text:span text:style-name="T6">not</text:span><text:span text:style-name="T4"> </text:span><text:span text:style-name="T5">transfer automatically from one perceived-recognized-learned area to other areas, and can indefinitely not-transfer.</text:span></text:p>
      <text:p text:style-name="P7"><text:span text:style-name="T5">6. The perception/understanding that non-automatic-learning and invisible-problems are </text:span><text:span text:style-name="T6">not</text:span><text:span text:style-name="T5"> solved by 'system shocks,' the use of violence, or arbitrary low level (basal) system changes (also see basal-distal disjunctions).</text:span></text:p>
      <text:p text:style-name="P7"><text:span text:style-name="T5">7. The perception/understanding that models of causality can be wrong in principle and in practice.</text:span></text:p>
      <text:p text:style-name="P7"><text:span text:style-name="T5">8. The perception/understanding that plans/goals can be incorrectly defined (so that plans are not followed or follow-able as defined, and goals are not achieved or achievable as defined).</text:span></text:p>
      <text:p text:style-name="P7"><text:span text:style-name="T5">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7"><text:span text:style-name="T5">(Universality Question: specific biology[intelligence] vs. general[ai, etc]?)</text:span></text:p>
      <text:p text:style-name="P7"><text:span text:style-name="T5">10. <text:s/>The perception/understanding that there are different types of non-automatic learning.</text:span></text:p>
      <text:p text:style-name="P7"><text:span text:style-name="T5">11. <text:s/>The perception/understanding that low-bar-enlightenment-perception applies to and extends to all parts of and participants in a project (and connected-projects) including time, not just you (being) here now. (~system-empathy/~system-compassion)</text:span></text:p>
      <text:p text:style-name="P7"><text:span text:style-name="T5">12. Broad Accessibility: The perception/understanding that useful learning can occur without many other dependencies (and is therefore broadly, generally, accessible to participants).</text:span></text:p>
      <text:p text:style-name="P7"><text:span text:style-name="T5">13. That the relationship between data, perception, learning, decisions, actions, and coordination, is not always simple, linear, or automatic.</text:span></text:p>
      <text:p text:style-name="P14"/>
      <text:p text:style-name="P14"/>
      <text:p text:style-name="P7"><text:span text:style-name="T4">Detail Notes</text:span></text:p>
      <text:p text:style-name="P7"><text:span text:style-name="T5">Note 1: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2"/>
      <text:p text:style-name="P7"><text:span text:style-name="T5">Note 2: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8"><text:soft-page-break/></text:p>
      <text:p text:style-name="P7"><text:span text:style-name="T5">Note 3: 'Reality' (the meaning used here) is not a single, simple, uniform, static, homogeneous, linear, thing made of only one type of system assumed to fit into a single framework. (e.g. not naive realist positivist) </text:span></text:p>
      <text:p text:style-name="P8"/>
      <text:p text:style-name="P7"><text:span text:style-name="T5">Note 4: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or perhaps this is a bad analogy or extension of signal integrity measures).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8"/>
      <text:p text:style-name="P7"><text:span text:style-name="T5">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span></text:p>
      <text:p text:style-name="P2"/>
      <text:p text:style-name="P7"><text:span text:style-name="T5">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span></text:p>
      <text:p text:style-name="P2"/>
      <text:p text:style-name="P7"><text:span text:style-name="T5">Note 7: In some cases a 'proxy' might overlap such as avoiding the entire area or situation, but proxies and taboos in culture usually involve considerable deliberate effort to (at least attempt) to perceive, learn and teach.</text:span></text:p>
      <text:p text:style-name="P2"/>
      <text:p text:style-name="Standard"><text:span text:style-name="T4">We can use Intersecting-Interlocking-Interconnecting-Areas:</text:span></text:p>
      <text:p text:style-name="P11"><text:span text:style-name="T5">Intersecting-Interlocking-Interconnecting-Areas include:</text:span></text:p>
      <text:p text:style-name="Standard"><text:span text:style-name="T8"><text:tab/>- Clear &amp; Functional Definitions</text:span></text:p>
      <text:p text:style-name="Standard"><text:span text:style-name="T8"><text:tab/>- Context</text:span></text:p>
      <text:p text:style-name="Standard"><text:span text:style-name="T8"><text:tab/>- Generalized STEM</text:span></text:p>
      <text:p text:style-name="Standard"><text:span text:style-name="T8"><text:tab/>- Generalized Projects (project-context)</text:span></text:p>
      <text:p text:style-name="Standard"><text:span text:style-name="T8"><text:tab/>- Generalized Participation (+functional qualifications to participate; </text:span></text:p>
      <text:p text:style-name="P7"><text:span text:style-name="T8"><text:s text:c="3"/>~3 participation categories with pre-participants &amp; </text:span></text:p>
      <text:p text:style-name="P7"><text:span text:style-name="T8"><text:s text:c="3"/>post-participants; groups/families/units of participants)</text:span></text:p>
      <text:p text:style-name="Standard"><text:span text:style-name="T8"><text:s text:c="6"/>- Generalized Decision Coordination (voting etc).</text:span></text:p>
      <text:p text:style-name="Standard"><text:soft-page-break/><text:span text:style-name="T8"><text:tab/>- Generalized System Collapse</text:span></text:p>
      <text:p text:style-name="Standard"><text:span text:style-name="T8"><text:tab/>- Generalized Categories of Types of Systems</text:span></text:p>
      <text:p text:style-name="Standard"><text:span text:style-name="T8"><text:tab/>- Generalized Ethics, Duty &amp; Responsibility</text:span></text:p>
      <text:p text:style-name="P7"><text:span text:style-name="T8">- Generalized Definition-Clarification vs. Disinformation-Violence</text:span></text:p>
      <text:p text:style-name="P7"><text:span text:style-name="T8">- Generalized Definition Behaviors</text:span></text:p>
      <text:p text:style-name="P7"><text:span text:style-name="T8">- Generalized System-Productivity (including long-term)</text:span></text:p>
      <text:p text:style-name="P7"><text:span text:style-name="T8">- Generalized learning training teaching education curriculum content </text:span></text:p>
      <text:p text:style-name="P7"><text:span text:style-name="T8"><text:s text:c="3"/>syllabus and methodology</text:span></text:p>
      <text:p text:style-name="P9"/>
      <text:p text:style-name="P7"><text:span text:style-name="T8">? - Generalized indirectly-defined local value-function-and-meaning</text:span></text:p>
      <text:p text:style-name="P7"><text:span text:style-name="T8">? - Generalized object-relationship space(s)</text:span></text:p>
      <text:p text:style-name="Standard"><text:span text:style-name="T5"><text:tab/>? (Generalized low-bar-enlightenment?)</text:span></text:p>
      <text:p text:style-name="Standard"><text:span text:style-name="T5"><text:tab/></text:span><text:span text:style-name="T8">? - Generalized</text:span><text:span text:style-name="T5"> setting-location-items</text:span></text:p>
      <text:p text:style-name="Standard"><text:span text:style-name="T5"><text:tab/>? </text:span><text:span text:style-name="T8">Generalized </text:span><text:span text:style-name="T5">feedback</text:span></text:p>
      <text:p text:style-name="P11"><text:span text:style-name="T5">? </text:span><text:span text:style-name="T8">Generalized models, policies and best practice for </text:span><text:span text:style-name="T5">errors &amp; mistakes</text:span></text:p>
      <text:p text:style-name="Standard"><text:span text:style-name="T5"><text:tab/>? </text:span><text:span text:style-name="T8">Generalized </text:span><text:span text:style-name="T5">system-defense / system-epidemiology</text:span></text:p>
      <text:p text:style-name="P2"/>
      <text:p text:style-name="P2"/>
      <text:p text:style-name="Standard"><text:span text:style-name="T5">We can use system-fitness-health-status-indicators.</text:span></text:p>
      <text:p text:style-name="Standard"><text:span text:style-name="T5">We can use system-defense to prevent collapse.</text:span></text:p>
      <text:p text:style-name="Standard"><text:span text:style-name="T5">We can design systems to protect against system collapse. (e.g. we can construct system-membranes)</text:span></text:p>
      <text:p text:style-name="Standard"><text:soft-page-break/><text:span text:style-name="T5">We can use models of generalized system &amp; definition collapse behaviors including: modeling a default drift away from reality, attraction to system collapse, and weathering of definitions, etc.</text:span></text:p>
      <text:p text:style-name="Standard"><text:span text:style-name="T5">We can model the relationship between system simplicity (e.g. homogeneity) and system collapse. ('Simple has a shape.')</text:span></text:p>
      <text:p text:style-name="P2"/>
      <text:p text:style-name="Standard"><text:span text:style-name="T5">We can use categories of types of systems.</text:span></text:p>
      <text:p text:style-name="Standard"><text:span text:style-name="T5">We can use non-automatic learning.</text:span></text:p>
      <text:p text:style-name="Standard"><text:span text:style-name="T5">We can find and fix errors in perception.</text:span></text:p>
      <text:p text:style-name="Standard"><text:span text:style-name="T5">We can organize projects.</text:span></text:p>
      <text:p text:style-name="Standard"><text:span text:style-name="T5">We can distinguish short term vs. long term.</text:span></text:p>
      <text:p text:style-name="Standard"><text:span text:style-name="T5">We can assign roles.</text:span></text:p>
      <text:p text:style-name="Standard"><text:span text:style-name="T5">We can identify falsifiable tests.</text:span></text:p>
      <text:p text:style-name="Standard"><text:span text:style-name="T5">We can test, check, and verify.</text:span></text:p>
      <text:p text:style-name="Standard"><text:span text:style-name="T5">We can have policies on errors-and-mistakes.(e.g. positive constructive use of data and learning from errors and mistakes)</text:span></text:p>
      <text:p text:style-name="P2"/>
      <text:p text:style-name="Standard"><text:span text:style-name="T5">We can improve and cultivate perception by observing perception (including: indirectly observing perception).</text:span></text:p>
      <text:p text:style-name="Standard"><text:span text:style-name="T5">We can observe the effects of abstraction (effects of observation and definition).</text:span></text:p>
      <text:p text:style-name="Standard"><text:span text:style-name="T5">We can identify and correct distortions in signals, perception, processing, coordination, decision, and transmission.</text:span></text:p>
      <text:p text:style-name="Standard"><text:span text:style-name="T5">We can operationally define 'policy' as algorithms for non-collapse based on dynamics of system and definition collapse. (plus context?)</text:span></text:p>
      <text:p text:style-name="Standard"><text:span text:style-name="T5">We can better understand the relationship between disinformation and system collapse.</text:span></text:p>
      <text:p text:style-name="Standard"><text:span text:style-name="T5">We can define indeterminate-incompetence-and-malice as part of system collapse (including reporting (sometimes reified) items that do not exist, and denying reports of items that do exist).</text:span></text:p>
      <text:p text:style-name="Standard"><text:span text:style-name="T5">We can audit. (We can audit-effectively without destructively failing to audit sustainably.)</text:span></text:p>
      <text:p text:style-name="Standard"><text:span text:style-name="T5">We can publish.</text:span></text:p>
      <text:p text:style-name="Standard"><text:soft-page-break/><text:span text:style-name="T5">We can act with ethics, empathy and compassion.</text:span></text:p>
      <text:p text:style-name="Standard"><text:span text:style-name="T5">We can maintain extended ranges (e.g. [vitruvian] range of motion). (e.g. vs. contraction and collapse) (context for 'vitruvian' nickname here : en.wikipedia.org/wiki/Vitruvian_Man)</text:span></text:p>
      <text:p text:style-name="Standard"><text:span text:style-name="T5">We can find and follow patterns that lead to better outcomes.</text:span></text:p>
      <text:p text:style-name="Standard"><text:span text:style-name="T5">We can follow best practice.</text:span></text:p>
      <text:p text:style-name="P2"/>
      <text:p text:style-name="Standard"><text:span text:style-name="T5">We can do projects.</text:span></text:p>
      <text:p text:style-name="Standard"><text:span text:style-name="T5">We can coordinate and collaborate to do projects.</text:span></text:p>
      <text:p text:style-name="Standard"><text:span text:style-name="T5">We can externalize data in projects.</text:span></text:p>
      <text:p text:style-name="Standard"><text:span text:style-name="T5">We can do projects focused on stakeholder-user-feature needs.</text:span></text:p>
      <text:p text:style-name="Standard"><text:span text:style-name="T5">We can meet the needs of a user with a project.</text:span></text:p>
      <text:p text:style-name="Standard"><text:span text:style-name="T5">We can align on goals and scope for projects.</text:span></text:p>
      <text:p text:style-name="Standard"><text:span text:style-name="T5">We can track the progress of the project (formative, summative).</text:span></text:p>
      <text:p text:style-name="Standard"><text:span text:style-name="T5">We can report on the progress of the project (formative, summative).</text:span></text:p>
      <text:p text:style-name="Standard"><text:span text:style-name="T5">We can monitor the system-health-fitness or system-collapse of the project.</text:span></text:p>
      <text:p text:style-name="Standard"><text:span text:style-name="T5">We can connect metrics for habitability and sustainability to project management.</text:span></text:p>
      <text:p text:style-name="P2"/>
      <text:p text:style-name="Standard"><text:span text:style-name="T4">We can communicate and coordinate in these areas and ways: </text:span></text:p>
      <text:p text:style-name="P13"><text:span text:style-name="T5">We can communicate across space.</text:span></text:p>
      <text:p text:style-name="P13"><text:span text:style-name="T5">We can communicate across time.</text:span></text:p>
      <text:p text:style-name="P13"><text:span text:style-name="T5">We can communicate across cultures.</text:span></text:p>
      <text:p text:style-name="P13"><text:span text:style-name="T5">We can communicate across generation-gaps.</text:span></text:p>
      <text:p text:style-name="P13"><text:soft-page-break/><text:span text:style-name="T5">We can communicate across succession gaps.</text:span></text:p>
      <text:p text:style-name="P13"><text:span text:style-name="T5">We can communicate across languages.</text:span></text:p>
      <text:p text:style-name="P13"><text:span text:style-name="T5">We can communicate across types of participants.(AI/bio + pre-participant to post-participant)</text:span></text:p>
      <text:p text:style-name="P13"><text:span text:style-name="T5">We can communicate across roles.</text:span></text:p>
      <text:p text:style-name="P13"><text:span text:style-name="T5">We can communicate across perspectives and priorities.</text:span></text:p>
      <text:p text:style-name="Standard"><text:span text:style-name="T5">We can communicate across multiple dynamically-shifting frames of reference.</text:span></text:p>
      <text:p text:style-name="P13"><text:span text:style-name="T5">We can communicate across projects, and parts and phases of projects and processes (e.g. schedules).</text:span></text:p>
      <text:p text:style-name="Standard"><text:span text:style-name="T5">We can communicate across groups/teams.</text:span></text:p>
      <text:p text:style-name="P13"><text:span text:style-name="T5">We can communicate across media of communication.</text:span></text:p>
      <text:p text:style-name="Standard"><text:span text:style-name="T5">We can communicate across Input-Output Measures.</text:span></text:p>
      <text:p text:style-name="Standard"><text:span text:style-name="T5">We can communicate </text:span><text:span text:style-name="T7">across</text:span><text:span text:style-name="T5"> different locations with different setting-location-items for projects.</text:span></text:p>
      <text:p text:style-name="Standard"><text:span text:style-name="T5">We can communicate </text:span><text:span text:style-name="T7">between</text:span><text:span text:style-name="T5"> different setting-location-items for projects.</text:span></text:p>
      <text:p text:style-name="Standard"><text:span text:style-name="T5">We can communicate </text:span><text:span text:style-name="T4">using</text:span><text:span text:style-name="T5"> tools in a project-context for coordination </text:span></text:p>
      <text:p text:style-name="Standard"><text:span text:style-name="T5"><text:s/>and decision making, including tasks, processes, and steps. (votes in elections/polls/surveys/questionnaires/planning-meetings)</text:span></text:p>
      <text:p text:style-name="Standard"><text:span text:style-name="T5">We can communicate through externalized-project space.</text:span></text:p>
      <text:p text:style-name="Standard"><text:span text:style-name="T5">(We can communicate across modular, scaled, break-down build-up, protocols and methods.)</text:span></text:p>
      <text:p text:style-name="Standard"><text:span text:style-name="T5">We can communicate across Signal Processing types and Instruction Management types.</text:span></text:p>
      <text:p text:style-name="Standard"><text:span text:style-name="T5">We can communicate across networks.</text:span></text:p>
      <text:p text:style-name="Standard"><text:span text:style-name="T5">We can communicate across shared and not-shared databases.</text:span></text:p>
      <text:p text:style-name="P2"/>
      <text:p text:style-name="P2"/>
      <text:p text:style-name="Standard"><text:soft-page-break/><text:span text:style-name="T5">We can recognize past problems.</text:span></text:p>
      <text:p text:style-name="Standard"><text:span text:style-name="T5">We can understand a spectrum of disinformation and clarification-of-information.</text:span></text:p>
      <text:p text:style-name="Standard"><text:span text:style-name="T5">We can implement sustainable solutions.</text:span></text:p>
      <text:p text:style-name="Standard"><text:span text:style-name="T5">We can implement sustainable productivity.</text:span></text:p>
      <text:p text:style-name="Standard"><text:span text:style-name="T5">We can prevent future problems.</text:span></text:p>
      <text:p text:style-name="Standard"><text:span text:style-name="T5">We can reverse damage from past problems.</text:span></text:p>
      <text:p text:style-name="Standard"><text:span text:style-name="T5">We can learn from the past.</text:span></text:p>
      <text:p text:style-name="Standard"><text:span text:style-name="T5">We can collect data.</text:span></text:p>
      <text:p text:style-name="Standard"><text:span text:style-name="T5">We can ratchet forward (towards project completion) using methods that work. (~opposite of https://en.wikipedia.org/wiki/Muller%27s_ratchet)</text:span></text:p>
      <text:p text:style-name="P2"/>
      <text:p text:style-name="P2"/>
      <text:p text:style-name="P2"/>
      <text:p text:style-name="Standard"><text:span text:style-name="T4">we can make/generate/cultivate and use/utilize:</text:span></text:p>
      <text:p text:style-name="Standard"><text:span text:style-name="T5">We can make and use clear descriptions (vs. liabilities of jargon &amp; undefined terms).</text:span></text:p>
      <text:p text:style-name="Standard"><text:span text:style-name="T5">We can make and use decisions and coordinate (e.g. voting) frameworks and protocols.</text:span></text:p>
      <text:p text:style-name="Standard"><text:span text:style-name="T5">We can make and use clear functional operational definitions.</text:span></text:p>
      <text:p text:style-name="Standard"><text:span text:style-name="T5">We can make and use data.</text:span></text:p>
      <text:p text:style-name="Standard"><text:span text:style-name="T5">We can make and use policies.</text:span></text:p>
      <text:p text:style-name="Standard"><text:span text:style-name="T5">We can make and use mandates.</text:span></text:p>
      <text:p text:style-name="Standard"><text:span text:style-name="T5">We can make and use strategies.</text:span></text:p>
      <text:p text:style-name="Standard"><text:span text:style-name="T5">We can make and use tactics.</text:span></text:p>
      <text:p text:style-name="Standard"><text:soft-page-break/><text:span text:style-name="T5">We can make and use models.</text:span></text:p>
      <text:p text:style-name="Standard"><text:span text:style-name="T5">We can make and use modular recombinant frameworks.</text:span></text:p>
      <text:p text:style-name="Standard"><text:span text:style-name="T5">We can make and use feedback, tests &amp; evaluations / assessment in various forms at various process stages (pre, formative, summative, post, 'aftermarket,' longitudinal, etc).</text:span></text:p>
      <text:p text:style-name="Standard"><text:span text:style-name="T5">We can make and use clear functional and operational definitions that keep their meaning over time.</text:span></text:p>
      <text:p text:style-name="Standard"><text:span text:style-name="T5">We can make system-</text:span><text:span text:style-name="T4">membranes</text:span><text:span text:style-name="T5">.</text:span></text:p>
      <text:p text:style-name="P2"/>
      <text:p text:style-name="Standard"><text:span text:style-name="T5">We can use clear communication.</text:span></text:p>
      <text:p text:style-name="Standard"><text:span text:style-name="T5">We can have clear communication be a priority.</text:span></text:p>
      <text:p text:style-name="Standard"><text:span text:style-name="T5">We can have clear communication be valued.</text:span></text:p>
      <text:p text:style-name="Standard"><text:span text:style-name="T5">We can have clear communication be seen as not-automatic.</text:span></text:p>
      <text:p text:style-name="Standard"><text:span text:style-name="T5">We can have clear communication be invested in.</text:span></text:p>
      <text:p text:style-name="Standard"><text:span text:style-name="T5">We can test and measure problems with a lack of clear communication.</text:span></text:p>
      <text:p text:style-name="P2"/>
      <text:p text:style-name="P2"/>
      <text:p text:style-name="P2"/>
      <text:p text:style-name="Standard"><text:span text:style-name="T5">We can complete / <text:s/>succeed-in / finish / progress-through projects.</text:span></text:p>
      <text:p text:style-name="Standard"><text:span text:style-name="T5">We can meet / deliver the needs of the target/user.</text:span></text:p>
      <text:p text:style-name="Standard"><text:span text:style-name="T5">We can make progress.</text:span></text:p>
      <text:p text:style-name="P2"/>
      <text:p text:style-name="Standard"><text:span text:style-name="T4">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2"/>
      <text:p text:style-name="P2"><text:soft-page-break/></text:p>
      <text:p text:style-name="Standard"><text:span text:style-name="T4">Instrumentalist Modules + Principles, Applications, Narratives</text:span></text:p>
      <text:p text:style-name="Standard"><text:span text:style-name="T5">These can-do statements (the goals and agenda for definition behavior studies) can be seen as instrumentalist, modular, recombinant, tool-set areas.</text:span></text:p>
      <text:p text:style-name="Standard"><text:span text:style-name="T5">We can combine (narrative summaries of) principles and applications </text:span><text:span text:style-name="T4">with</text:span><text:span text:style-name="T5"> instrumentalist, modular, tool set areas.</text:span></text:p>
      <text:p text:style-name="P2"/>
      <text:p text:style-name="P2"/>
      <text:p text:style-name="P2"/>
      <text:p text:style-name="P2"/>
      <text:p text:style-name="Standard"><text:span text:style-name="T1">Narratives, Principles and Applications:</text:span></text:p>
      <text:p text:style-name="Standard"><text:span text:style-name="T5">I have constructed a mnemonic device to cover a narrative survey of principles and applications. </text:span></text:p>
      <text:p text:style-name="Standard"><text:span text:style-name="T5">We will do a first/Introductory pass/sweep through the material to map the overall features and layout before doing later sweeps/passes: zoom in, zoom out [improve map; repeat]. (Like NASA missions.)</text:span></text:p>
      <text:p text:style-name="P2"/>
      <text:p text:style-name="Standard"><text:span text:style-name="T5">The main tools that we will use to go through the (definition behavior studies) mnemonic include:</text:span></text:p>
      <text:p text:style-name="Standard"><text:span text:style-name="T5">- (by analogy) </text:span><text:span text:style-name="T4">perspectograph</text:span><text:span text:style-name="T5">: non-automatically learned skills (context: checking perception, e.g. Vetruvian eggshell) </text:span></text:p>
      <text:p text:style-name="Standard"><text:span text:style-name="T5">- </text:span><text:span text:style-name="T4">zooming</text:span><text:span text:style-name="T5"> in, zooming out</text:span></text:p>
      <text:p text:style-name="Standard"><text:span text:style-name="T5">- </text:span><text:span text:style-name="T4">maps</text:span><text:span text:style-name="T5"> and flags</text:span></text:p>
      <text:p text:style-name="Standard"><text:span text:style-name="T5">- hypothetico-deductive </text:span><text:span text:style-name="T4">testing</text:span></text:p>
      <text:p text:style-name="Standard"><text:span text:style-name="T5">- </text:span><text:span text:style-name="T4">clear</text:span><text:span text:style-name="T5"> communication (e.g. STEM and clear communication; CS: Q: How to write good code? A: Communicate.)</text:span></text:p>
      <text:p text:style-name="Standard"><text:span text:style-name="T5">- concrete </text:span><text:span text:style-name="T4">narratives</text:span><text:span text:style-name="T5">: stories</text:span></text:p>
      <text:p text:style-name="P2"/>
      <text:p text:style-name="P2"/>
      <text:p text:style-name="Standard"><text:soft-page-break/><text:span text:style-name="T4">Here is an example of a concrete narrative:</text:span></text:p>
      <text:p text:style-name="Standard"><text:span text:style-name="T5">An ambassador travels to earth from the galaxy of Andromeda: </text:span></text:p>
      <text:p text:style-name="Standard"><text:span text:style-name="T5">And says:</text:span></text:p>
      <text:p text:style-name="Standard"><text:span text:style-name="T3">"Hello, I am an Ambassador.</text:span></text:p>
      <text:p text:style-name="Standard"><text:span text:style-name="T3">And I have traveled to earth from the galaxy of Andromeda.</text:span></text:p>
      <text:p text:style-name="Standard"><text:span text:style-name="T3">In the galaxy of Andromeda we have a large-scale (intergalactic) diverse (multi-species) highly productive community.</text:span></text:p>
      <text:p text:style-name="Standard"><text:span text:style-name="T3">We would like to know if you, homo sapiens and earth, would like to join</text:span></text:p>
      <text:p text:style-name="Standard"><text:span text:style-name="T3">our large-scale (intergalactic), diverse (multi species), highly productive community.</text:span></text:p>
      <text:p text:style-name="Standard"><text:span text:style-name="T3">Here is an application form.</text:span></text:p>
      <text:p text:style-name="Standard"><text:span text:style-name="T3">Please fill it out and tell us what you could bring of value </text:span></text:p>
      <text:p text:style-name="Standard"><text:span text:style-name="T3">to our large-scale (intergalactic), diverse (multi species), highly productive community.</text:span></text:p>
      <text:p text:style-name="Standard"><text:span text:style-name="T3">One more thing: Tell us what you know about moving water bottles.</text:span></text:p>
      <text:p text:style-name="Standard"><text:span text:style-name="T3">Moving water bottles from one place to another is not a rare and valuable skill.</text:span></text:p>
      <text:p text:style-name="Standard"><text:span text:style-name="T3">Moving water bottles is a general universal process.</text:span></text:p>
      <text:p text:style-name="Standard"><text:span text:style-name="T3">We would like to know if you have competence with general universal processes.</text:span></text:p>
      <text:p text:style-name="Standard"><text:span text:style-name="T3">Thank you very much.</text:span></text:p>
      <text:p text:style-name="Standard"><text:span text:style-name="T3">Goodbye, goodbye.</text:span></text:p>
      <text:p text:style-name="Standard"><text:span text:style-name="T3">The ambassador leaves."</text:span></text:p>
      <text:p text:style-name="Standard"><text:span text:style-name="T3">(end of story-narrative)</text:span></text:p>
      <text:p text:style-name="P2"/>
      <text:p text:style-name="Standard"><text:span text:style-name="T5">Let's fill out this application together, starting with moving-water-bottles; </text:span></text:p>
      <text:p text:style-name="Standard"><text:soft-page-break/><text:span text:style-name="T5">Water (as in the case example of moving water( containers)) is a gift that keeps on giving: it is nonsectarian and it is easily definable.</text:span></text:p>
      <text:p text:style-name="P2"/>
      <text:p text:style-name="Standard"><text:span text:style-name="T3">[The location of the water at a given time is concrete but the processes challenge our assumptions and require better models and participant coordination.]</text:span></text:p>
      <text:p text:style-name="P2"/>
      <text:p text:style-name="P2"/>
      <text:p text:style-name="Standard"><text:span text:style-name="T9">Assignment: Timeline</text:span></text:p>
      <text:p text:style-name="P2"/>
      <text:p text:style-name="Standard"><text:span text:style-name="T4">(Timeline)</text:span></text:p>
      <text:p text:style-name="Standard"><text:span text:style-name="T3">(Timelines are a gift that keeps on giving.)</text:span></text:p>
      <text:p text:style-name="Standard"><text:span text:style-name="T5">Let's start with the moving-water-bottles part of the application-form (from the narrative). </text:span></text:p>
      <text:p text:style-name="Standard"><text:span text:style-name="T5">(The valuable-contribution part will come up later.)</text:span></text:p>
      <text:p text:style-name="P2"/>
      <text:p text:style-name="Standard"><text:span text:style-name="T5">We're going to put all the tools that we can use for moving-water-bottles on a timeline from symbol transactions (old) to Agile Project Management (new).</text:span></text:p>
      <text:p text:style-name="Standard"><text:span text:style-name="T5">(Like go (iGo) or chess, this technology timeline is a fabulously useful activity in general, and the kind of skill you can start in 10min and continue for a lifetime.)</text:span></text:p>
      <text:p text:style-name="P2"/>
      <text:p text:style-name="Standard"><text:span text:style-name="T5">The 'Agile Project Management' 'end of our timeline' is also where a goal is: </text:span></text:p>
      <text:p text:style-name="P2"/>
      <text:p text:style-name="P2"/>
      <text:p text:style-name="P2"/>
      <text:p text:style-name="Standard"><text:span text:style-name="T4">Draw a Pirate Treasure Map:</text:span></text:p>
      <text:p text:style-name="P13"><text:span text:style-name="T5">- rectangle</text:span></text:p>
      <text:p text:style-name="P13"><text:soft-page-break/><text:span text:style-name="T5">- arrow</text:span></text:p>
      <text:p text:style-name="P13"><text:span text:style-name="T5">- X</text:span></text:p>
      <text:p text:style-name="P2"/>
      <text:p text:style-name="Standard"><text:span text:style-name="T5">- Agile Project Management is the X(marks the spot) on a treasure map;</text:span></text:p>
      <text:p text:style-name="Standard"><text:span text:style-name="T5">- This is what we are looking for;</text:span></text:p>
      <text:p text:style-name="Standard"><text:span text:style-name="T5">- This is where the target has needs; </text:span></text:p>
      <text:p text:style-name="Standard"><text:span text:style-name="T5">- This is where ___ target/user (e.g. society) has needs;</text:span></text:p>
      <text:p text:style-name="Standard"><text:span text:style-name="T5">- Meeting the needs of the target/user is a treasure.</text:span></text:p>
      <text:p text:style-name="P2"/>
      <text:p text:style-name="Standard"><text:span text:style-name="T5">(Key point: Meeting the needs of the target, for example the user of what we create, is a treasure.)</text:span></text:p>
      <text:p text:style-name="Standard"><text:span text:style-name="T5">(Not easy, not fast, not automatic: A difficult, integrated, hard-won, but possible process.)</text:span></text:p>
      <text:p text:style-name="P2"/>
      <text:p text:style-name="P2"/>
      <text:p text:style-name="Standard"><text:span text:style-name="T5"><text:s/></text:span></text:p>
      <text:p text:style-name="Standard"><text:span text:style-name="T4">(Boy) Scout Values </text:span></text:p>
      <text:p text:style-name="P13"><text:span text:style-name="T5">A scout is</text:span></text:p>
      <text:p text:style-name="P7"><text:span text:style-name="T5">trustworthy,</text:span></text:p>
      <text:p text:style-name="P7"><text:span text:style-name="T5">loyal,</text:span></text:p>
      <text:p text:style-name="P7"><text:span text:style-name="T5">helpful,</text:span></text:p>
      <text:p text:style-name="P7"><text:span text:style-name="T5">friendly,</text:span></text:p>
      <text:p text:style-name="P7"><text:span text:style-name="T5">courteous</text:span></text:p>
      <text:p text:style-name="P7"><text:soft-page-break/><text:span text:style-name="T5">kind,</text:span></text:p>
      <text:p text:style-name="P7"><text:span text:style-name="T5">obedient,</text:span></text:p>
      <text:p text:style-name="P7"><text:span text:style-name="T5">cheerful, </text:span></text:p>
      <text:p text:style-name="P7"><text:span text:style-name="T5">thrifty</text:span></text:p>
      <text:p text:style-name="P7"><text:span text:style-name="T5">brave,</text:span></text:p>
      <text:p text:style-name="P7"><text:span text:style-name="T5">clean, and </text:span></text:p>
      <text:p text:style-name="P7"><text:span text:style-name="T5">reverent.</text:span></text:p>
      <text:p text:style-name="P2"/>
      <text:p text:style-name="Standard"><text:span text:style-name="T5">On my honor, I will do my best to, to do my duty to, to guide projects:</text:span></text:p>
      <text:p text:style-name="P7"><text:span text:style-name="T5">obey the scout law,</text:span></text:p>
      <text:p text:style-name="P7"><text:span text:style-name="T5">to </text:span><text:span text:style-name="T4">help other people at all times</text:span><text:span text:style-name="T5">,</text:span></text:p>
      <text:p text:style-name="P7"><text:span text:style-name="T5">to keep myself,</text:span></text:p>
      <text:p text:style-name="P7"><text:span text:style-name="T5">physically strong,</text:span></text:p>
      <text:p text:style-name="P7"><text:span text:style-name="T5">mentally awake, and </text:span></text:p>
      <text:p text:style-name="P7"><text:span text:style-name="T5">morally straight.</text:span></text:p>
      <text:p text:style-name="P2"/>
      <text:p text:style-name="Standard"><text:span text:style-name="T5">Bravery Clause: internal whistleblowing + external confrontation.</text:span></text:p>
      <text:p text:style-name="P2"/>
      <text:p text:style-name="Standard"><text:span text:style-name="T5">Guidance clause: </text:span><text:span text:style-name="T8">Duty, Responsibility and Setting-location-items, ancestors, spirituality, and religiosity.</text:span></text:p>
      <text:p text:style-name="P13"><text:span text:style-name="T8">[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3"/>
      <text:p text:style-name="Standard"><text:soft-page-break/><text:span text:style-name="T11">A scout is prepared. Prepared for what?</text:span></text:p>
      <text:p text:style-name="P7"><text:span text:style-name="T11">- To manage down or manage to equilibrium system collapse.</text:span></text:p>
      <text:p text:style-name="P7"><text:span text:style-name="T11">- To manage up or manage to equilibrium system value, function, and meaning. </text:span></text:p>
      <text:p text:style-name="P3"/>
      <text:p text:style-name="Standard"><text:span text:style-name="T11">Regarding Scout Values: </text:span></text:p>
      <text:p text:style-name="P7"><text:span text:style-name="T11">1. </text:span><text:span text:style-name="T12">Universal</text:span><text:span text:style-name="T11"> system of ethics.</text:span></text:p>
      <text:p text:style-name="P7"><text:span text:style-name="T11">2. Rejected </text:span><text:span text:style-name="T13">because it is</text:span><text:span text:style-name="T11"> a universal system of ethics.</text:span></text:p>
      <text:p text:style-name="P7"><text:span text:style-name="T11">3. </text:span><text:span text:style-name="T12">Not definable</text:span><text:span text:style-name="T11"> outside of a context.</text:span></text:p>
      <text:p text:style-name="P7"><text:span text:style-name="T11">4. </text:span><text:span text:style-name="T12">Definable</text:span><text:span text:style-name="T11"> in a project-context (project management framework context).</text:span></text:p>
      <text:p text:style-name="Standard"><text:span text:style-name="T11">(So far as I can tell, for the above four items regarding scout values: </text:span></text:p>
      <text:p text:style-name="Standard"><text:span text:style-name="T11">All of these are generally accurate. and: </text:span></text:p>
      <text:p text:style-name="Standard"><text:span text:style-name="T11">All of these are </text:span><text:span text:style-name="T13">not</text:span><text:span text:style-name="T11"> recognized as being accurate.)</text:span></text:p>
      <text:p text:style-name="P3"/>
      <text:p text:style-name="P3"/>
      <text:p text:style-name="P3"/>
      <text:p text:style-name="P3"/>
      <text:p text:style-name="P3"/>
      <text:p text:style-name="Standard"><text:span text:style-name="T25">Active Learning Project-Assignment</text:span><text:span text:style-name="T26"> 6:</text:span><text:span text:style-name="T14"> Give an Agile project-context example for each Boy Scout oath and law area. e.g. Descriptions that highlight the difference between: </text:span></text:p>
      <text:p text:style-name="Standard"><text:span text:style-name="T14">1. projects that succeeded and projects that failed</text:span></text:p>
      <text:p text:style-name="Standard"><text:span text:style-name="T14">2. teams that you would choose to work with again, vs. not</text:span></text:p>
      <text:p text:style-name="P3"/>
      <text:p text:style-name="Standard"><text:soft-page-break/><text:span text:style-name="T16">Project (Scout) Values (Part 2)</text:span></text:p>
      <text:p text:style-name="Standard"><text:span text:style-name="T11">A scout is:</text:span></text:p>
      <text:p text:style-name="P7"><text:span text:style-name="T11">trustworthy: reliability, open-ness</text:span></text:p>
      <text:p text:style-name="P7"><text:span text:style-name="T11">loyal: project goals, stakeholder needs, user-needs, assigned duties</text:span></text:p>
      <text:p text:style-name="P7"><text:span text:style-name="T11">helpful: collaborate</text:span></text:p>
      <text:p text:style-name="P7"><text:span text:style-name="T11">friendly: welcoming, listening, supportive</text:span></text:p>
      <text:p text:style-name="P7"><text:span text:style-name="T11">courteous: protocols, contexts</text:span></text:p>
      <text:p text:style-name="P7"><text:span text:style-name="T11">kind: vigilantly resist tendencies to be unkind (bully, troll, tease, etc.)</text:span></text:p>
      <text:p text:style-name="P7"><text:span text:style-name="T11">obedient: focus on standup tasks</text:span></text:p>
      <text:p text:style-name="P7"><text:span text:style-name="T11">cheerful: make others smile/laugh </text:span></text:p>
      <text:p text:style-name="P7"><text:span text:style-name="T11">thrifty: efficient sustainable scale-able use of resources</text:span></text:p>
      <text:p text:style-name="P7"><text:span text:style-name="T11">brave: pushback, whistleblower, feedback, elective decisions, self-motivated</text:span></text:p>
      <text:p text:style-name="P7"><text:span text:style-name="T11">clean: clean code; data hygiene; not a mess; </text:span></text:p>
      <text:p text:style-name="P7"><text:span text:style-name="T11">revenant: 1. respecting system dynamics; 2. treating all situations as important and worth of attention and care (Dogen's cooking ingredients).</text:span></text:p>
      <text:p text:style-name="P3"/>
      <text:p text:style-name="Standard"><text:span text:style-name="T11">On my honor, I will do my best to, to do my duty to, </text:span></text:p>
      <text:p text:style-name="P13"><text:span text:style-name="T11">obey the scout law,</text:span></text:p>
      <text:p text:style-name="P13"><text:span text:style-name="T11">to </text:span><text:span text:style-name="T16">help other people at all times</text:span><text:span text:style-name="T11">,</text:span></text:p>
      <text:p text:style-name="P13"><text:span text:style-name="T11">to keep myself</text:span></text:p>
      <text:p text:style-name="P15"/>
      <text:p text:style-name="P13"><text:span text:style-name="T11">physically strong, mentally awake, <text:s/>morally straight: <text:s/></text:span></text:p>
      <text:p text:style-name="P13"><text:soft-page-break/><text:span text:style-name="T11">- stamina across areas to get a project done.</text:span></text:p>
      <text:p text:style-name="P13"><text:span text:style-name="T11"><text:tab/>- sleep well</text:span></text:p>
      <text:p text:style-name="P13"><text:span text:style-name="T11"><text:tab/>- exercise</text:span></text:p>
      <text:p text:style-name="P13"><text:span text:style-name="T11"><text:tab/>- no inebriation</text:span></text:p>
      <text:p text:style-name="P13"><text:span text:style-name="T11"><text:tab/>- life-long learning</text:span></text:p>
      <text:p text:style-name="P13"><text:span text:style-name="T11"><text:tab/>- initiative</text:span></text:p>
      <text:p text:style-name="P13"><text:span text:style-name="T11"><text:tab/>- pro-active collaborative problem solving, good attitude; the 'morals' of project work.</text:span></text:p>
      <text:p text:style-name="Standard"><text:span text:style-name="T11">- no system collapse in various areas; no single centre of participant nodes</text:span></text:p>
      <text:p text:style-name="P3"/>
      <text:p text:style-name="P3"/>
      <text:p text:style-name="P3"/>
      <text:p text:style-name="P3"/>
      <text:p text:style-name="Standard"><text:span text:style-name="T16">(end of introduction to Mnemonic)</text:span></text:p>
      <text:p text:style-name="Standard"><text:span text:style-name="T16">(Beginning of Mnemonic Proper)</text:span></text:p>
      <text:p text:style-name="P3"/>
      <text:p text:style-name="P3"/>
      <text:p text:style-name="Standard"><text:span text:style-name="T14">~ Assignment 4: pick a target and fill out the template.</text:span></text:p>
      <text:p text:style-name="P3"/>
      <text:p text:style-name="Standard"><text:span text:style-name="T10">Mnemonic</text:span></text:p>
      <text:p text:style-name="P15"/>
      <text:p text:style-name="Standard"><text:span text:style-name="T11">The Target is ______ . (e.g. Homo sapiens and Earth, definition behavior studies.)</text:span></text:p>
      <text:p text:style-name="Standard"><text:soft-page-break/><text:span text:style-name="T11">Hello, my name is ___, the current project location _____ (time, place).</text:span></text:p>
      <text:p text:style-name="P15"/>
      <text:p text:style-name="P13"><text:span text:style-name="T11">Four Sections:</text:span></text:p>
      <text:p text:style-name="P7"><text:span text:style-name="T11">1. <text:s/>Value Statements</text:span></text:p>
      <text:p text:style-name="P16"><text:span text:style-name="T11">1.1 <text:s/>Addendum Items</text:span></text:p>
      <text:p text:style-name="P16"><text:span text:style-name="T11">1.2 <text:s/>Participation Array</text:span></text:p>
      <text:p text:style-name="P17"><text:span text:style-name="T11">1.3 <text:s/>Areas of Interaction</text:span></text:p>
      <text:p text:style-name="P7"><text:span text:style-name="T11">2. <text:s/>Clarification Statements (for contracts)</text:span></text:p>
      <text:p text:style-name="P7"><text:span text:style-name="T11">3. <text:s/>Standard Error and Damage Report (in four subsections)</text:span></text:p>
      <text:p text:style-name="P7"><text:span text:style-name="T11">4. <text:s/>Macro-Model</text:span></text:p>
      <text:p text:style-name="P15"/>
      <text:p text:style-name="P15"/>
      <text:p text:style-name="P15"/>
      <text:p text:style-name="P15"/>
      <text:p text:style-name="P13"><text:span text:style-name="T16">1. Value Statements Section</text:span></text:p>
      <text:p text:style-name="P4"/>
      <text:p text:style-name="Standard"><text:span text:style-name="T11">This project/framework should be generalizable and specifically applicable given an array of 5x5 items:</text:span></text:p>
      <text:p text:style-name="P3"/>
      <text:p text:style-name="Standard"><text:span text:style-name="T18">(Note: 1. Value Statements Section, operational definition of 'help')</text:span></text:p>
      <text:p text:style-name="P3"/>
      <text:p text:style-name="P3"/>
      <text:p text:style-name="Standard"><text:soft-page-break/><text:span text:style-name="T16">Four Addendum Items:</text:span></text:p>
      <text:p text:style-name="P5"/>
      <text:p text:style-name="Standard"><text:span text:style-name="T16">1.1 <text:s/>Setting Location Items:</text:span></text:p>
      <text:p text:style-name="Standard"><text:span text:style-name="T11">The water, the wind, the world, best practice, and other:</text:span></text:p>
      <text:p text:style-name="Standard"><text:span text:style-name="T11">standards,</text:span></text:p>
      <text:p text:style-name="Standard"><text:span text:style-name="T11">elements,</text:span></text:p>
      <text:p text:style-name="Standard"><text:span text:style-name="T11">protocols,</text:span></text:p>
      <text:p text:style-name="Standard"><text:span text:style-name="T11">gestalts,</text:span></text:p>
      <text:p text:style-name="Standard"><text:span text:style-name="T11">symbols, </text:span></text:p>
      <text:p text:style-name="Standard"><text:span text:style-name="T11">signs,</text:span></text:p>
      <text:p text:style-name="Standard"><text:span text:style-name="T11">portals, </text:span></text:p>
      <text:p text:style-name="Standard"><text:span text:style-name="T11">pathways,</text:span></text:p>
      <text:p text:style-name="Standard"><text:span text:style-name="T11">world-as-unit items and translatable(s),</text:span></text:p>
      <text:p text:style-name="Standard"><text:span text:style-name="T11">fractal landscape items,</text:span></text:p>
      <text:p text:style-name="Standard"><text:span text:style-name="T11">phases of matter,</text:span></text:p>
      <text:p text:style-name="Standard"><text:span text:style-name="T11">phase transitions,</text:span></text:p>
      <text:p text:style-name="Standard"><text:span text:style-name="T11">directions, dimensions, (cardinal et al),</text:span></text:p>
      <text:p text:style-name="Standard"><text:span text:style-name="T11">post-participants,</text:span></text:p>
      <text:p text:style-name="Standard"><text:span text:style-name="T11">linear time,</text:span></text:p>
      <text:p text:style-name="Standard"><text:span text:style-name="T11">nonlinear time,</text:span></text:p>
      <text:p text:style-name="P3"/>
      <text:p text:style-name="Standard"><text:soft-page-break/><text:span text:style-name="T11">Q: Why are we talking about setting-location-items? </text:span></text:p>
      <text:p text:style-name="P13"><text:span text:style-name="T11">A: </text:span></text:p>
      <text:p text:style-name="P7"><text:span text:style-name="T11">- Ideal chess boards</text:span></text:p>
      <text:p text:style-name="P7"><text:span text:style-name="T11">- Definitions of insanity</text:span></text:p>
      <text:p text:style-name="P7"><text:span text:style-name="T11">- You have local factors. </text:span></text:p>
      <text:p text:style-name="P7"><text:span text:style-name="T11">- Other people have different local factors.</text:span></text:p>
      <text:p text:style-name="P7"><text:span text:style-name="T11">- You need policies to cover all these areas.</text:span></text:p>
      <text:p text:style-name="Standard"><text:span text:style-name="T11">e.g. The classic example of two internationally distant sister-cities communicating and coordinating about "</text:span><text:span text:style-name="T12">natural disaster</text:span><text:span text:style-name="T11">" relief (flood, storm, quake, etc.) and </text:span><text:span text:style-name="T12">disturbance regimes</text:span><text:span text:style-name="T11"> (modeling/policy/management.) </text:span></text:p>
      <text:p text:style-name="P3"/>
      <text:p text:style-name="P3"/>
      <text:p text:style-name="Standard"><text:span text:style-name="T16">2. Love, Act Responsibly Towards, Fulfill Duties Towards</text:span></text:p>
      <text:p text:style-name="Standard"><text:span text:style-name="T11">including a </text:span><text:span text:style-name="T12">framework</text:span><text:span text:style-name="T11"> borrowed from biology containing "comensal",</text:span></text:p>
      <text:p text:style-name="Standard"><text:span text:style-name="T11">including:</text:span></text:p>
      <text:p text:style-name="Standard"><text:span text:style-name="T11">1. Energy, </text:span></text:p>
      <text:p text:style-name="Standard"><text:span text:style-name="T11">2. Nutrients, </text:span></text:p>
      <text:p text:style-name="Standard"><text:span text:style-name="T11">3. Shannon/Turing Information, </text:span></text:p>
      <text:p text:style-name="Standard"><text:span text:style-name="T11">4. Definition behaviors</text:span></text:p>
      <text:p text:style-name="P3"/>
      <text:p text:style-name="Standard"><text:span text:style-name="T11">Q: Why are we talking about ethics (love, duty, and responsibility)? </text:span></text:p>
      <text:p text:style-name="Standard"><text:span text:style-name="T11">A: There is an epidemic of anti-best-practice action and rhetoric. There should be:</text:span></text:p>
      <text:p text:style-name="Standard"><text:span text:style-name="T11">1. a system medicine </text:span><text:span text:style-name="T12">research</text:span><text:span text:style-name="T11"> area;</text:span></text:p>
      <text:p text:style-name="Standard"><text:soft-page-break/><text:span text:style-name="T11">2. a system epidemiology task-force.</text:span></text:p>
      <text:p text:style-name="P3"/>
      <text:p text:style-name="P3"/>
      <text:p text:style-name="Standard"><text:span text:style-name="T16">3. Reception And Reflection:</text:span></text:p>
      <text:p text:style-name="Standard"><text:span text:style-name="T11">There is a time for reception and reflection.</text:span></text:p>
      <text:p text:style-name="Standard"><text:span text:style-name="T11">I will be receptive and reflective for a [period of] time </text:span></text:p>
      <text:p text:style-name="Standard"><text:span text:style-name="T11">for example 3-5 inhalation-exhalation cycles,</text:span></text:p>
      <text:p text:style-name="P7"><text:span text:style-name="T11">(e.g.)</text:span></text:p>
      <text:p text:style-name="P7"><text:span text:style-name="T11">1 meter squared</text:span></text:p>
      <text:p text:style-name="P7"><text:span text:style-name="T11">1 meter diameter</text:span></text:p>
      <text:p text:style-name="P7"><text:span text:style-name="T11">+/ </text:span></text:p>
      <text:p text:style-name="Standard"><text:span text:style-name="T11">Three ~levels/areas of duty / participation-modes: pre-participant, participant, post-participant</text:span></text:p>
      <text:p text:style-name="P3"/>
      <text:p text:style-name="P3"/>
      <text:p text:style-name="Standard"><text:span text:style-name="T16">4. Misc:</text:span></text:p>
      <text:p text:style-name="Standard"><text:span text:style-name="T11">- Range of Motion</text:span></text:p>
      <text:p text:style-name="Standard"><text:span text:style-name="T11">- non-transference (non-automatic learning, non-general learning)</text:span></text:p>
      <text:p text:style-name="Standard"><text:span text:style-name="T11">- (policies on) errors and mistakes</text:span></text:p>
      <text:p text:style-name="Standard"><text:span text:style-name="T11">- vetruvian-egg-shell</text:span></text:p>
      <text:p text:style-name="Standard"><text:span text:style-name="T11">- empathy and compassion</text:span></text:p>
      <text:p text:style-name="P3"/>
      <text:p text:style-name="P3"><text:soft-page-break/></text:p>
      <text:p text:style-name="Standard"><text:span text:style-name="T16">Participation Array, 5x5 items: </text:span></text:p>
      <text:p text:style-name="P13"><text:span text:style-name="T11">(This should be generalizable and specifically applicable given an array of 5x5 items.)</text:span></text:p>
      <text:p text:style-name="Standard"><text:span text:style-name="T11">1. Participation Items</text:span></text:p>
      <text:p text:style-name="Standard"><text:span text:style-name="T11">2. Setting Location Items</text:span></text:p>
      <text:p text:style-name="Standard"><text:span text:style-name="T11">3. Definition Behavior Items</text:span></text:p>
      <text:p text:style-name="Standard"><text:span text:style-name="T11">4. Proximity, Scale, Contact, Interaction, Exposure Items </text:span></text:p>
      <text:p text:style-name="Standard"><text:span text:style-name="T11">5. Standard Set of Agreed Upon Goals, Means, Methods Areas</text:span></text:p>
      <text:p text:style-name="P3"/>
      <text:p text:style-name="Standard"><text:span text:style-name="T11">[5x5 array]</text:span></text:p>
      <text:p text:style-name="Standard"><text:span text:style-name="T16">Four Areas of Interaction:</text:span><text:span text:style-name="T19"> </text:span><text:span text:style-name="T20">(e.g. four comparison criteria for each cell in 5x5 array)</text:span></text:p>
      <text:p text:style-name="P6"/>
      <text:p text:style-name="Standard"><text:span text:style-name="T21">1. (Participant Diversity) Love, Duty, Responsibility, Including </text:span><text:span text:style-name="T22">Boundary Dissolution Areas</text:span></text:p>
      <text:p text:style-name="Standard"><text:span text:style-name="T23">Connection, disconnection, and ambiguity, in the following areas:</text:span></text:p>
      <text:p text:style-name="P7"><text:span text:style-name="T11">1.1 time space location</text:span></text:p>
      <text:p text:style-name="P7"><text:span text:style-name="T11">1.2 perception</text:span></text:p>
      <text:p text:style-name="P7"><text:span text:style-name="T11">1.3 action</text:span></text:p>
      <text:p text:style-name="P7"><text:span text:style-name="T11">1.4 experience</text:span></text:p>
      <text:p text:style-name="P7"><text:span text:style-name="T11">1.5 votes on goals means methods</text:span></text:p>
      <text:p text:style-name="P3"/>
      <text:p text:style-name="P3"/>
      <text:p text:style-name="Standard"><text:soft-page-break/><text:span text:style-name="T11">(2&amp;3)</text:span></text:p>
      <text:p text:style-name="Standard"><text:span text:style-name="T18">Operational Definition of "Help":</text:span></text:p>
      <text:p text:style-name="Standard"><text:span text:style-name="T18">"Deploying features that meet the stated and indicated needs and goals of a user is 'helping.' "</text:span></text:p>
      <text:p text:style-name="P4"/>
      <text:p text:style-name="Standard"><text:span text:style-name="T16">2. Giving Help</text:span></text:p>
      <text:p text:style-name="Standard"><text:span text:style-name="T16">3. Receiving Help</text:span></text:p>
      <text:p text:style-name="Standard"><text:span text:style-name="T11">Operational Definition of "Help":</text:span></text:p>
      <text:p text:style-name="Standard"><text:span text:style-name="T11">'Help' is defined as deploying a feature that meets the stated, and indicated, needs and goals of a user.</text:span></text:p>
      <text:p text:style-name="P3"/>
      <text:p text:style-name="P3"/>
      <text:p text:style-name="Standard"><text:span text:style-name="T16">4. Drake Equation Vessel Functions: in the following seven areas</text:span></text:p>
      <text:p text:style-name="Standard"><text:span text:style-name="T11">Sub-Participants can, should, will, want to, do, help, and / or help with, serve, and / or serve with, setting-location-items in a legal vessel-capacity occupational role and niche and offer legal-vessel-contracts in the following ~seven areas:</text:span></text:p>
      <text:p text:style-name="P3"/>
      <text:p text:style-name="Standard"><text:span text:style-name="T11">4.1 <text:s/></text:span><text:span text:style-name="T12">Sensory Motor</text:span><text:span text:style-name="T11"> (Lear: Use My Eyes) Areas (Plus Electromagnetism)</text:span></text:p>
      <text:p text:style-name="Standard"><text:span text:style-name="T11">4.2 <text:s/></text:span><text:span text:style-name="T12">Benzaiten Saraswati</text:span><text:span text:style-name="T11"> Areas (Plus historical continuity, minus high definition input output data-literacy/numeracy) (Note: translation and transmission)</text:span></text:p>
      <text:p text:style-name="Standard"><text:span text:style-name="T11">?4.3 <text:s/></text:span><text:span text:style-name="T12">Embodyment / Channeling Items</text:span><text:span text:style-name="T11">: theater-groups and community interaction, CRV, active-imagination</text:span></text:p>
      <text:p text:style-name="Standard"><text:span text:style-name="T11">4.4 <text:s/></text:span><text:span text:style-name="T12">Functions and Operations</text:span><text:span text:style-name="T11">:</text:span></text:p>
      <text:p text:style-name="P7"><text:span text:style-name="T11">4.4.1 Null, Void</text:span></text:p>
      <text:p text:style-name="P16"><text:span text:style-name="T11">4.4.1.1 negative choices and definitions</text:span></text:p>
      <text:p text:style-name="P16"><text:span text:style-name="T11">4.4.1.2 consciousness array: 3 fractal vectors</text:span></text:p>
      <text:p text:style-name="P18"><text:span text:style-name="T11">4.4.1.2.1 <text:s/>time, body</text:span></text:p>
      <text:p text:style-name="P18"><text:soft-page-break/><text:span text:style-name="T11">4.4.1.2.2 <text:s/>object location event</text:span></text:p>
      <text:p text:style-name="P18"><text:span text:style-name="T11">4.4.1.2.3 <text:s/>behaviors, policies </text:span></text:p>
      <text:p text:style-name="P19"><text:span text:style-name="T11">4.4.1.2.3.1 behaviors details: </text:span></text:p>
      <text:p text:style-name="P19"><text:span text:style-name="T11">in / out; <text:s/></text:span></text:p>
      <text:p text:style-name="P19"><text:span text:style-name="T11">on / off; </text:span></text:p>
      <text:p text:style-name="P19"><text:span text:style-name="T11">start / stop; </text:span></text:p>
      <text:p text:style-name="P19"><text:span text:style-name="T11">begin / end; </text:span></text:p>
      <text:p text:style-name="P19"><text:span text:style-name="T11">dual / non-dual; </text:span></text:p>
      <text:p text:style-name="P19"><text:span text:style-name="T11">mundane / non-mundane</text:span></text:p>
      <text:p text:style-name="P19"><text:span text:style-name="T11">4.4.1.2.3.2 Policies details: </text:span></text:p>
      <text:p text:style-name="P19"><text:span text:style-name="T11">perception, translation, coordination, collaboration, non-discrimination, non-collapse</text:span></text:p>
      <text:p text:style-name="P7"><text:span text:style-name="T11">4.4.2 Reception, Reflection, Absorption</text:span></text:p>
      <text:p text:style-name="P7"><text:span text:style-name="T11">4.4.3 Something-hard, Something-Soft Areas</text:span></text:p>
      <text:p text:style-name="P7"><text:span text:style-name="T11">4.4.4 (basal) Input-Output Processing Areas</text:span></text:p>
      <text:p text:style-name="P7"><text:span text:style-name="T11">4.4.5 Cross Context Areas</text:span></text:p>
      <text:p text:style-name="P3"/>
      <text:p text:style-name="Standard"><text:span text:style-name="T16">5. </text:span><text:span text:style-name="T13">Definition Dark Areas</text:span><text:span text:style-name="T11"> / off the one-tree</text:span></text:p>
      <text:p text:style-name="P3"/>
      <text:p text:style-name="Standard"><text:span text:style-name="T16">6. </text:span><text:span text:style-name="T13">World Dancing, World Singing</text:span><text:span text:style-name="T16">: </text:span><text:span text:style-name="T11">the song and dance of</text:span><text:span text:style-name="T16"> compromise</text:span></text:p>
      <text:p text:style-name="P3"/>
      <text:p text:style-name="Standard"><text:span text:style-name="T16">7. </text:span><text:span text:style-name="T13">Professional Technical Production Advice</text:span><text:span text:style-name="T11">: six sigma for rivers, grains of sand, ecosystems, keystone species</text:span></text:p>
      <text:p text:style-name="P3"><text:soft-page-break/></text:p>
      <text:p text:style-name="Standard"><text:span text:style-name="T16">8. "Help others at all times":</text:span></text:p>
      <text:p text:style-name="P3"/>
      <text:p text:style-name="Standard"><text:span text:style-name="T11">1. <text:s/>I will do my best to help all parties according to all known best practice standards and protocols; to manage down or manage to equilibrium system-collapse, to manage up or manage to equilibrium system-value-function-and-meaning.</text:span></text:p>
      <text:p text:style-name="P3"/>
      <text:p text:style-name="Standard"><text:span text:style-name="T11">2. <text:s/>Best Practice Blessing: </text:span></text:p>
      <text:p text:style-name="P7"><text:span text:style-name="T11">"May you, may we, may noun, </text:span></text:p>
      <text:p text:style-name="P7"><text:span text:style-name="T11">become proficient </text:span></text:p>
      <text:p text:style-name="P7"><text:span text:style-name="T11">in the sustainable cultivation </text:span></text:p>
      <text:p text:style-name="P7"><text:span text:style-name="T11">of value, function, and meaning,</text:span></text:p>
      <text:p text:style-name="P7"><text:span text:style-name="T11">via a local implementation </text:span></text:p>
      <text:p text:style-name="P7"><text:span text:style-name="T11">of generalized system best practice,</text:span></text:p>
      <text:p text:style-name="P7"><text:span text:style-name="T11">with local spice and sauce."</text:span></text:p>
      <text:p text:style-name="P7"><text:span text:style-name="T11">[~'...with local customs and knowledge.']</text:span></text:p>
      <text:p text:style-name="P10"/>
      <text:p text:style-name="Standard"><text:span text:style-name="T11">3. <text:s/>Learn from mistakes, your mistakes and the mistakes of others. You are the protector of those who cannot or do not learn from mistakes.</text:span></text:p>
      <text:p text:style-name="P3"/>
      <text:p text:style-name="P3"/>
      <text:p text:style-name="P3"/>
      <text:p text:style-name="Standard"><text:span text:style-name="T14">2. Clarification Statements Section:</text:span><text:span text:style-name="T15"> </text:span></text:p>
      <text:p text:style-name="Standard"><text:span text:style-name="T11">Disinformation &amp; System Collapse</text:span></text:p>
      <text:p text:style-name="P3"><text:soft-page-break/></text:p>
      <text:p text:style-name="Standard"><text:span text:style-name="T18">("Clarification statements" relate to system defense, system immune-system, diagnostics, disinformation, collapse-metrics, weak-points.</text:span></text:p>
      <text:p text:style-name="Standard"><text:span text:style-name="T18">Definition of statement to be as clear and unambiguous as possible: "It is bad, it is wrong, it causes system collapse, it should not be done, and I will not do it.")</text:span></text:p>
      <text:p text:style-name="P3"/>
      <text:p text:style-name="Standard"><text:span text:style-name="T11">Given enough participants, there will be participants who will push to and past the point of system collapse.</text:span></text:p>
      <text:p text:style-name="P3"/>
      <text:p text:style-name="P13"><text:span text:style-name="T18">(You need to know that </text:span><text:span text:style-name="T11">collapse</text:span><text:span text:style-name="T18"> happens.</text:span></text:p>
      <text:p text:style-name="P13"><text:span text:style-name="T18">You need to know where and how </text:span><text:span text:style-name="T11">collapse</text:span><text:span text:style-name="T18"> happens.</text:span></text:p>
      <text:p text:style-name="P13"><text:span text:style-name="T18">You need to know what </text:span><text:span text:style-name="T11">collapse</text:span><text:span text:style-name="T18"> looks like.</text:span></text:p>
      <text:p text:style-name="P13"><text:span text:style-name="T18">You need to know how to prepare for, prevent, and recover from </text:span><text:span text:style-name="T11">collapse</text:span><text:span text:style-name="T18">.)</text:span></text:p>
      <text:p text:style-name="P3"/>
      <text:p text:style-name="Standard"><text:span text:style-name="T11">Whether or not a statement should be clarified is an important item that should be dealt with according to all known best practice standards and protocols; </text:span></text:p>
      <text:p text:style-name="Standard"><text:span text:style-name="T11">1. No unilateral changes to group-agreed-upon goals, means, and methods, and </text:span></text:p>
      <text:p text:style-name="Standard"><text:span text:style-name="T11">2. No unilateral system collapse.</text:span></text:p>
      <text:p text:style-name="P3"/>
      <text:p text:style-name="P3"/>
      <text:p text:style-name="Standard"><text:span text:style-name="T16">2. <text:s/>Two Tautology Areas</text:span></text:p>
      <text:p text:style-name="P5"/>
      <text:p text:style-name="Standard"><text:span text:style-name="T11">(Tautology Area 1)</text:span></text:p>
      <text:p text:style-name="Standard"><text:span text:style-name="T11">2.1 </text:span><text:span text:style-name="T16">Tautology Area 1: </text:span><text:span text:style-name="T11">Three items which are also categories:</text:span></text:p>
      <text:p text:style-name="P3"/>
      <text:p text:style-name="Standard"><text:soft-page-break/><text:span text:style-name="T11">2.1.1 <text:s/></text:span><text:span text:style-name="T16">Participation</text:span><text:span text:style-name="T11">: Participating on the behalf of participants without the participation </text:span></text:p>
      <text:p text:style-name="Standard"><text:span text:style-name="T18">is bad, is wrong, it causes system collapse, it should not be done, and I will not do it.</text:span></text:p>
      <text:p text:style-name="P4"/>
      <text:p text:style-name="Standard"><text:span text:style-name="T11">2.1.2 <text:s/></text:span><text:span text:style-name="T16">Best Practice</text:span><text:span text:style-name="T11">: Mismanaging general-system-management areas </text:span></text:p>
      <text:p text:style-name="Standard"><text:span text:style-name="T18">It is bad, It is wrong, it causes system collapse, it should not be done, and I will not do it.</text:span></text:p>
      <text:p text:style-name="Standard"><text:span text:style-name="T11">For example:</text:span></text:p>
      <text:p text:style-name="Standard"><text:span text:style-name="T11">2.1.2.1 <text:s/>Having values</text:span></text:p>
      <text:p text:style-name="Standard"><text:span text:style-name="T11">2.1.2.2 <text:s/>Valuing Data</text:span></text:p>
      <text:p text:style-name="Standard"><text:span text:style-name="T11">2.1.2.3 <text:s/>Communication Reporting Transparency</text:span></text:p>
      <text:p text:style-name="Standard"><text:span text:style-name="T11">2.1.2.4 <text:s/>Testing Auditing Feedback</text:span></text:p>
      <text:p text:style-name="Standard"><text:span text:style-name="T11">2.1.2.5 <text:s/>No Unilateral System Collapse</text:span></text:p>
      <text:p text:style-name="Standard"><text:span text:style-name="T11">2.1.2.6 <text:s/>Proficiency Standards for Time and Schedules</text:span></text:p>
      <text:p text:style-name="P3"/>
      <text:p text:style-name="Standard"><text:span text:style-name="T11">2.1.3</text:span><text:span text:style-name="T16"> <text:s/>Causality Models</text:span><text:span text:style-name="T11">: Concept Check: Scapegoating and Elimination: Identifying any entire part of the world as to be scapegoated and eliminated </text:span></text:p>
      <text:p text:style-name="Standard"><text:span text:style-name="T18">is bad, is wrong, it causes system collapse, it should not be done, and I will not do it.</text:span></text:p>
      <text:p text:style-name="P3"/>
      <text:p text:style-name="Standard"><text:span text:style-name="T11">(Tautology Area 2)</text:span></text:p>
      <text:p text:style-name="Standard"><text:span text:style-name="T16">2.2 Tautology Area 2: Positive and Negatively Defined Areas ("top and bottom" chart areas)</text:span></text:p>
      <text:p text:style-name="Standard"><text:span text:style-name="T11">Identifying system collapse as a goal, not indirectly as in dark lighthouse but directly as in exacerbating system collapse, as part of (defining / in any area of) the standard set of agreed upon goal means method areas, </text:span><text:span text:style-name="T18">is bad, is wrong, it causes system collapse, it should not be done, and I will not do it: e.g.</text:span></text:p>
      <text:p text:style-name="P3"/>
      <text:p text:style-name="Standard"><text:span text:style-name="T11">2.2.1 <text:s/>Following worst-possible-options</text:span></text:p>
      <text:p text:style-name="Standard"><text:soft-page-break/><text:span text:style-name="T11"><text:tab/></text:span><text:span text:style-name="T18">is bad, is wrong, it causes system collapse, it should not be done, and I will not do it.</text:span></text:p>
      <text:p text:style-name="P3"/>
      <text:p text:style-name="Standard"><text:span text:style-name="T11">2.2.2 <text:s/>Playing nazi-ches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3 <text:s/>Mismanaging categories of types of systems</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4 <text:s/>Mismanaging Cross-Context-Areas: </text:span></text:p>
      <text:p text:style-name="P7"><text:span text:style-name="T11">e.g.</text:span></text:p>
      <text:p text:style-name="Standard"><text:span text:style-name="T11"><text:tab/>- exponential elbows</text:span></text:p>
      <text:p text:style-name="Standard"><text:span text:style-name="T11"><text:tab/>- perception abstraction</text:span></text:p>
      <text:p text:style-name="Standard"><text:span text:style-name="T11"><text:tab/>- indeterminate incompetence and malice</text:span></text:p>
      <text:p text:style-name="Standard"><text:span text:style-name="T11"><text:tab/></text:span><text:span text:style-name="T18">is bad, is wrong, it causes system collapse, it should not be done, and I will not do it.</text:span></text:p>
      <text:p text:style-name="P3"/>
      <text:p text:style-name="Standard"><text:span text:style-name="T11">2.2.5 Mismanaging Standard System Policy Areas:</text:span></text:p>
      <text:p text:style-name="Standard"><text:span text:style-name="T11"><text:tab/></text:span><text:span text:style-name="T18">is bad, is wrong, it causes system collapse, it should not be done, and I will not do it.</text:span></text:p>
      <text:p text:style-name="Standard"><text:span text:style-name="T11">For example: <text:s/></text:span></text:p>
      <text:p text:style-name="Standard"><text:span text:style-name="T11">1. Mismanaging Split substantiations: for example </text:span></text:p>
      <text:p text:style-name="P7"><text:span text:style-name="T11">'they are all good' </text:span></text:p>
      <text:p text:style-name="P7"><text:span text:style-name="T11">'they are all bad' </text:span></text:p>
      <text:p text:style-name="P7"><text:soft-page-break/><text:span text:style-name="T11">'they should be dealt with by cramming them together or splitting them apart"</text:span></text:p>
      <text:p text:style-name="Standard"><text:span text:style-name="T11">2. Golden circle asymmetry / inside outside asymmetry, deleterious effects include: </text:span></text:p>
      <text:p text:style-name="P11"><text:span text:style-name="T11">- causality, </text:span></text:p>
      <text:p text:style-name="P11"><text:span text:style-name="T11">- schedules,</text:span></text:p>
      <text:p text:style-name="P11"><text:span text:style-name="T11">- contracts.</text:span></text:p>
      <text:p text:style-name="Standard"><text:span text:style-name="T11">3. System inversion (is a standard data artifact)</text:span></text:p>
      <text:p text:style-name="Standard"><text:span text:style-name="T11">4. Basal distal disjunction (is a proxy(model) for (operationally defined system) </text:span><text:span text:style-name="T12">'violence'</text:span><text:span text:style-name="T11">)</text:span></text:p>
      <text:p text:style-name="Standard"><text:span text:style-name="T11">5. Negative choices and definitions (do not ignore them)</text:span></text:p>
      <text:p text:style-name="Standard"><text:span text:style-name="T11">6. Turning on and off (running) system processes ((for example) comparing policy from Roman Catholicism, South Korea, and Judaeica)</text:span></text:p>
      <text:p text:style-name="Standard"><text:span text:style-name="T11">7. Half-dark dichotomies (more on that later)</text:span></text:p>
      <text:p text:style-name="P3"/>
      <text:p text:style-name="P3"/>
      <text:p text:style-name="Standard"><text:span text:style-name="T16">3. Standard Error and Damage Report in Four Sub-Sections</text:span></text:p>
      <text:p text:style-name="P5"/>
      <text:p text:style-name="Standard"><text:span text:style-name="T16">_______ <text:s/>= target (</text:span><text:span text:style-name="T11">population)</text:span></text:p>
      <text:p text:style-name="P3"/>
      <text:p text:style-name="Standard"><text:span text:style-name="T16">3.1 Overall Infection Level</text:span></text:p>
      <text:p text:style-name="Standard"><text:span text:style-name="T11">3.1.1 _________ is[/not] extremely infected.</text:span></text:p>
      <text:p text:style-name="Standard"><text:span text:style-name="T11">3.1.2 There are[/not] most likely autonomous infections.</text:span></text:p>
      <text:p text:style-name="Standard"><text:span text:style-name="T11">3.1.3 There are[/not] most likely plots against setting location items.</text:span></text:p>
      <text:p text:style-name="Standard"><text:span text:style-name="T11">3.1.4 _________[/does not] personally identify/identifies with system collapse.</text:span></text:p>
      <text:p text:style-name="Standard"><text:soft-page-break/><text:span text:style-name="T11">3.1.5 _________[/does not] culturally follows system collapse.</text:span></text:p>
      <text:p text:style-name="P3"/>
      <text:p text:style-name="Standard"><text:span text:style-name="T16">3.2 System Membranes</text:span></text:p>
      <text:p text:style-name="Standard"><text:span text:style-name="T11">3.2.1 _________ has (no) system membranes.</text:span></text:p>
      <text:p text:style-name="Standard"><text:span text:style-name="T11">The standard side-effects of not having system membranes include: </text:span><text:span text:style-name="T18">(speculative)</text:span></text:p>
      <text:p text:style-name="Standard"><text:span text:style-name="T11">3.2.2.1 meat shielding</text:span></text:p>
      <text:p text:style-name="Standard"><text:span text:style-name="T11">3.2.2.2 junk clouding </text:span></text:p>
      <text:p text:style-name="Standard"><text:span text:style-name="T11">3.2.2.3 growth racing</text:span></text:p>
      <text:p text:style-name="Standard"><text:span text:style-name="T11">3.2.2.4 self/child cannibalism</text:span></text:p>
      <text:p text:style-name="Standard"><text:span text:style-name="T11">3.2.2.5 increasingly uninhabitable habitat seeking</text:span></text:p>
      <text:p text:style-name="P3"/>
      <text:p text:style-name="P3"/>
      <text:p text:style-name="Standard"><text:span text:style-name="T16">3.3 Diagnostic Array</text:span></text:p>
      <text:p text:style-name="Standard"><text:span text:style-name="T16">The next area has to do with system participation behaviors:</text:span></text:p>
      <text:p text:style-name="Standard"><text:span text:style-name="T11">(This is a linear narrative walkthrough through an array)</text:span></text:p>
      <text:p text:style-name="Standard"><text:span text:style-name="T11">_________ shows (no) sign of system participation behaviors.</text:span></text:p>
      <text:p text:style-name="Standard"><text:span text:style-name="T11">_________ shows (no) signs of developmental pathways towards system participation behaviors.</text:span></text:p>
      <text:p text:style-name="Standard"><text:span text:style-name="T11">_________ shows (no) signs of metapopulation, networked, developmental, pathways towards system participation behaviors:</text:span></text:p>
      <text:p text:style-name="Standard"><text:span text:style-name="T11">- refugia</text:span></text:p>
      <text:p text:style-name="Standard"><text:span text:style-name="T11">- discussion</text:span></text:p>
      <text:p text:style-name="Standard"><text:span text:style-name="T11">- recognition</text:span></text:p>
      <text:p text:style-name="Standard"><text:soft-page-break/><text:span text:style-name="T11">- use</text:span></text:p>
      <text:p text:style-name="Standard"><text:span text:style-name="T11">- identification</text:span></text:p>
      <text:p text:style-name="Standard"><text:span text:style-name="T11">- coordination</text:span></text:p>
      <text:p text:style-name="P3"/>
      <text:p text:style-name="Standard"><text:span text:style-name="T11">Array: </text:span><text:span text:style-name="T12">"Empirical behavioral use</text:span><text:span text:style-name="T11"> of" and "</text:span><text:span text:style-name="T12">having a concept of</text:span><text:span text:style-name="T11">,' for each relevant context.</text:span></text:p>
      <text:p text:style-name="P3"/>
      <text:p text:style-name="Standard"><text:span text:style-name="T11">Concept: (value, function, and meaning)</text:span></text:p>
      <text:p text:style-name="Standard"><text:span text:style-name="T11">Concept: (system fitness)</text:span></text:p>
      <text:p text:style-name="Standard"><text:span text:style-name="T11">Concept: (system collapse)</text:span></text:p>
      <text:p text:style-name="Standard"><text:span text:style-name="T11">_________ show (no) signs of </text:span><text:span text:style-name="T12">having a concept of</text:span><text:span text:style-name="T11"> system collapse.</text:span></text:p>
      <text:p text:style-name="Standard"><text:span text:style-name="T11">_________ show (no) signs of </text:span><text:span text:style-name="T12">having a concept of</text:span><text:span text:style-name="T11"> system fitness.</text:span></text:p>
      <text:p text:style-name="Standard"><text:span text:style-name="T11">_________ show (no) signs of </text:span><text:span text:style-name="T12">having a concept of</text:span><text:span text:style-name="T11"> value, function, and meaning.</text:span></text:p>
      <text:p text:style-name="Standard"><text:span text:style-name="T11">etc.</text:span></text:p>
      <text:p text:style-name="Standard"><text:span text:style-name="T11">_________ shows (no) signs of </text:span><text:span text:style-name="T12">having a concept of</text:span><text:span text:style-name="T11"> </text:span><text:span text:style-name="T16">cross-contextual system models and tools</text:span></text:p>
      <text:p text:style-name="Standard"><text:span text:style-name="T11">_________ shows (no) signs of having </text:span><text:span text:style-name="T12">empirical behavioral use</text:span><text:span text:style-name="T11"> of </text:span><text:span text:style-name="T16">cross-contextual system models and tools.</text:span></text:p>
      <text:p text:style-name="P3"/>
      <text:p text:style-name="Standard"><text:span text:style-name="T11">_________ does/</text:span><text:span text:style-name="T12">do show</text:span><text:span text:style-name="T11"> (no) signs of </text:span><text:span text:style-name="T12">empirical-behavioral-use</text:span><text:span text:style-name="T11"> of </text:span><text:span text:style-name="T16">types of generality.</text:span></text:p>
      <text:p text:style-name="Standard"><text:span text:style-name="T11">_________ shows (no) signs of </text:span><text:span text:style-name="T12">having a concept of</text:span><text:span text:style-name="T16"> types of generality.</text:span></text:p>
      <text:p text:style-name="Standard"><text:span text:style-name="T11">(types, scales, levels, recursive, etc.)</text:span></text:p>
      <text:p text:style-name="P3"/>
      <text:p text:style-name="Standard"><text:span text:style-name="T16">3.4 Policy Areas:</text:span></text:p>
      <text:p text:style-name="Standard"><text:soft-page-break/><text:span text:style-name="T11">_________ (target) is (or is not) dedicated to the: </text:span></text:p>
      <text:p text:style-name="P7"><text:span text:style-name="T11">3.2.1 <text:s/>Destruction</text:span></text:p>
      <text:p text:style-name="P7"><text:span text:style-name="T11">3.2.2 <text:s/>Exploitation </text:span></text:p>
      <text:p text:style-name="P7"><text:span text:style-name="T11">3.2.3 <text:s/>Misuse</text:span></text:p>
      <text:p text:style-name="P7"><text:span text:style-name="T11">3.2.4 <text:s/>Eradication</text:span></text:p>
      <text:p text:style-name="P7"><text:span text:style-name="T11">3.2.5 <text:s/>Torture</text:span></text:p>
      <text:p text:style-name="P7"><text:span text:style-name="T11">3.2.6 <text:s/>Scapegoating &amp;</text:span></text:p>
      <text:p text:style-name="P7"><text:span text:style-name="T11">3.2.7 <text:s/>Coverup</text:span></text:p>
      <text:p text:style-name="Standard"><text:span text:style-name="T11">_________ (above list) of general system management areas.</text:span></text:p>
      <text:p text:style-name="P3"/>
      <text:p text:style-name="P3"/>
      <text:p text:style-name="Standard"><text:span text:style-name="T24">4. Macro Model</text:span></text:p>
      <text:p text:style-name="Standard"><text:span text:style-name="T11">4.1 Background:</text:span></text:p>
      <text:p text:style-name="Standard"><text:span text:style-name="T11">- helping</text:span></text:p>
      <text:p text:style-name="Standard"><text:span text:style-name="T11">- duty</text:span></text:p>
      <text:p text:style-name="Standard"><text:span text:style-name="T11">- collaboration</text:span></text:p>
      <text:p text:style-name="Standard"><text:span text:style-name="T11">(maybe) - values</text:span></text:p>
      <text:p text:style-name="P3"/>
      <text:p text:style-name="Standard"><text:span text:style-name="T16">4.2 Array:</text:span></text:p>
      <text:p text:style-name="Standard"><text:span text:style-name="T11">1. Development / Population</text:span></text:p>
      <text:p text:style-name="P11"><text:span text:style-name="T11">(new set of sets)</text:span></text:p>
      <text:p text:style-name="Standard"><text:soft-page-break/><text:span text:style-name="T11">2. Categories of types of systems / boundaries membranes and interfaces</text:span></text:p>
      <text:p text:style-name="P11"><text:span text:style-name="T11">(new set of sets)</text:span></text:p>
      <text:p text:style-name="Standard"><text:span text:style-name="T11">3. Disturbance regimes &amp; epidemiology</text:span></text:p>
      <text:p text:style-name="P11"><text:span text:style-name="T11">+</text:span></text:p>
      <text:p text:style-name="Standard"><text:span text:style-name="T11">4. </text:span></text:p>
      <text:p text:style-name="Standard"><text:span text:style-name="T11">perception </text:span></text:p>
      <text:p text:style-name="Standard"><text:span text:style-name="T11">habitability </text:span></text:p>
      <text:p text:style-name="Standard"><text:span text:style-name="T11">feedback</text:span></text:p>
      <text:p text:style-name="Standard"><text:span text:style-name="T11">learning </text:span></text:p>
      <text:p text:style-name="Standard"><text:span text:style-name="T11">habit </text:span></text:p>
      <text:p text:style-name="Standard"><text:span text:style-name="T11">accretion</text:span></text:p>
      <text:p text:style-name="P3"/>
      <text:p text:style-name="P3"/>
      <text:p text:style-name="Standard"><text:span text:style-name="T16">4.3 Paired Areas:</text:span></text:p>
      <text:p text:style-name="Standard"><text:span text:style-name="T11">4.3.1 <text:s/>Orientation, Navigation</text:span></text:p>
      <text:p text:style-name="Standard"><text:span text:style-name="T11">4.3.2 <text:s/>Signals and Information</text:span></text:p>
      <text:p text:style-name="Standard"><text:span text:style-name="T11">4.3.3 <text:s/>Law, code, script</text:span></text:p>
      <text:p text:style-name="Standard"><text:span text:style-name="T11">4.3.4 <text:s/>Defense, immune systems</text:span></text:p>
      <text:p text:style-name="P3"/>
      <text:p text:style-name="P3"/>
      <text:p text:style-name="Standard"><text:span text:style-name="T16">4.4 Hospital-Areas &amp; Modeling Areas:</text:span></text:p>
      <text:p text:style-name="Standard"><text:soft-page-break/><text:span text:style-name="T16">4.4.1 <text:s/>Hopital areas:</text:span></text:p>
      <text:p text:style-name="P13"><text:span text:style-name="T11">- system helping healing repair</text:span></text:p>
      <text:p text:style-name="P13"><text:span text:style-name="T11">- looking for lost elements</text:span></text:p>
      <text:p text:style-name="P13"><text:span text:style-name="T11">- disentangling good and bad elements</text:span></text:p>
      <text:p text:style-name="P13"><text:span text:style-name="T11">- grafting and synthetics</text:span></text:p>
      <text:p text:style-name="P13"><text:span text:style-name="T11">- apoptosis and necrosis</text:span></text:p>
      <text:p text:style-name="P5"/>
      <text:p text:style-name="P5"/>
      <text:p text:style-name="Standard"><text:span text:style-name="T16">4.4.2 Modeling Areas:</text:span></text:p>
      <text:p text:style-name="Standard"><text:span text:style-name="T11">All sub-disciplines of system and definition studies:</text:span></text:p>
      <text:p text:style-name="P13"><text:span text:style-name="T11">- system distribution</text:span></text:p>
      <text:p text:style-name="P13"><text:span text:style-name="T11">- ISEP areas</text:span></text:p>
      <text:p text:style-name="P13"><text:span text:style-name="T11">- input-output measures</text:span></text:p>
      <text:p text:style-name="P13"><text:span text:style-name="T11">- system circuits</text:span></text:p>
      <text:p text:style-name="P13"><text:span text:style-name="T11">- system functions</text:span></text:p>
      <text:p text:style-name="P13"><text:span text:style-name="T11">etc.</text:span></text:p>
      <text:p text:style-name="P3"/>
      <text:p text:style-name="P3"/>
      <text:p text:style-name="Standard"><text:span text:style-name="T16">5. Statement of duty &amp; responsibility: I will work harder.</text:span></text:p>
      <text:p text:style-name="P5"/>
      <text:p text:style-name="Standard"><text:span text:style-name="T16">5.1 This is a statement that I give in all channels:</text:span></text:p>
      <text:p text:style-name="P13"><text:soft-page-break/><text:span text:style-name="T11">With or without:</text:span></text:p>
      <text:p text:style-name="P13"><text:span text:style-name="T11">hope,</text:span></text:p>
      <text:p text:style-name="P13"><text:span text:style-name="T11">trust,</text:span></text:p>
      <text:p text:style-name="P13"><text:span text:style-name="T11">belief,</text:span></text:p>
      <text:p text:style-name="P13"><text:span text:style-name="T11">faith,</text:span></text:p>
      <text:p text:style-name="P13"><text:span text:style-name="T11">continual perpetual external moral reinforcement,</text:span></text:p>
      <text:p text:style-name="P13"><text:span text:style-name="T11">forgiveness,</text:span></text:p>
      <text:p text:style-name="P13"><text:span text:style-name="T11">patience, or</text:span></text:p>
      <text:p text:style-name="P13"><text:span text:style-name="T11">gratitude;</text:span></text:p>
      <text:p text:style-name="Standard"><text:span text:style-name="T16">I will work harder.</text:span></text:p>
      <text:p text:style-name="Standard"><text:span text:style-name="T11">+</text:span></text:p>
      <text:p text:style-name="Standard"><text:span text:style-name="T11">5.2 Vitruvian Range of Motion fitness activities, PT, SLP, प्रज्ञापारमिताहृदय 般若心経, etc.</text:span></text:p>
      <text:p text:style-name="P3"/>
      <text:p text:style-name="P3"/>
      <text:p text:style-name="P3"/>
      <text:p text:style-name="P3"/>
      <text:p text:style-name="P3"/>
      <text:p text:style-name="P3"/>
      <text:p text:style-name="P3"/>
      <text:p text:style-name="P3"/>
      <text:p text:style-name="P3"/>
      <text:p text:style-name="P3"><text:soft-page-break/></text:p>
      <text:p text:style-name="Standard"><text:span text:style-name="T18">Notes:</text:span></text:p>
      <text:p text:style-name="P4"/>
      <text:p text:style-name="Standard"><text:span text:style-name="T18">- healthfood/junkfood ideas, information; short-term long-term; membranes; </text:span></text:p>
      <text:p text:style-name="P4"/>
      <text:p text:style-name="Standard"><text:span text:style-name="T18">- contraction of range of motion</text:span></text:p>
      <text:p text:style-name="Standard"><text:span text:style-name="T18">- collapse behavior of definitions</text:span></text:p>
      <text:p text:style-name="Standard"><text:span text:style-name="T18">- collapse of feedback</text:span></text:p>
      <text:p text:style-name="Standard"><text:span text:style-name="T18">- potemkin village and obstructive structures</text:span></text:p>
      <text:p text:style-name="Standard"><text:span text:style-name="T18">- generalized-context (rediculous or useful?)</text:span></text:p>
      <text:p text:style-name="Standard"><text:span text:style-name="T18">- tallents being often invisible and overlooked</text:span></text:p>
      <text:p text:style-name="Standard"><text:span text:style-name="T18">- general-development vs. specific-production</text:span></text:p>
      <text:p text:style-name="P4"/>
      <text:p text:style-name="P4"/>
      <text:p text:style-name="Standard"><text:span text:style-name="T18">- On 'forced action':</text:span></text:p>
      <text:p text:style-name="Standard"><text:span text:style-name="T18">Montesques's 'violence' use of 'force' is not the same as 'effort' and a more physics-stem meaning of 'force.'</text:span></text:p>
      <text:p text:style-name="Standard"><text:span text:style-name="T18">- 'Survival of mind'</text:span></text:p>
      <text:p text:style-name="P4"/>
      <text:p text:style-name="P4"/>
      <text:p text:style-name="Standard"><text:span text:style-name="T18">To distinguish between:</text:span></text:p>
      <text:p text:style-name="Standard"><text:span text:style-name="T18">1. misperceiving mirages of value in noise and system collapse</text:span></text:p>
      <text:p text:style-name="Standard"><text:soft-page-break/><text:span text:style-name="T18">2. failing to perceive relatively novel value function and meaning (options, pathways, configurations, etc)</text:span></text:p>
      <text:p text:style-name="P4"/>
      <text:p text:style-name="P4"/>
      <text:p text:style-name="Standard"><text:span text:style-name="T18">Are can-do statement 'value/values' statements of a sort?</text:span></text:p>
      <text:p text:style-name="P4"/>
      <text:p text:style-name="Standard"><text:span text:style-name="T18">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4"/>
      <text:p text:style-name="P4"/>
      <text:p text:style-name="P4"/>
      <text:p text:style-name="Standard"><text:span text:style-name="T18">aspects of anti-data ideologies:</text:span></text:p>
      <text:p text:style-name="Standard"><text:span text:style-name="T18">- anti data</text:span></text:p>
      <text:p text:style-name="Standard"><text:span text:style-name="T18">- anti progress</text:span></text:p>
      <text:p text:style-name="Standard"><text:span text:style-name="T18">- anti STEM</text:span></text:p>
      <text:p text:style-name="Standard"><text:span text:style-name="T18">- anti general-STEM</text:span></text:p>
      <text:p text:style-name="Standard"><text:span text:style-name="T18">- anti intelligence</text:span></text:p>
      <text:p text:style-name="Standard"><text:span text:style-name="T18">- anti data hygiene</text:span></text:p>
      <text:p text:style-name="P4"/>
      <text:p text:style-name="P4"/>
      <text:p text:style-name="P4"/>
      <text:p text:style-name="Standard"><text:span text:style-name="T18">May you may we may ___{noun} become proficient</text:span></text:p>
      <text:p text:style-name="Standard"><text:span text:style-name="T18">in the sustainable cultivation</text:span></text:p>
      <text:p text:style-name="Standard"><text:soft-page-break/><text:span text:style-name="T18">of value function and meaning</text:span></text:p>
      <text:p text:style-name="Standard"><text:span text:style-name="T18">via a local implementation</text:span></text:p>
      <text:p text:style-name="Standard"><text:span text:style-name="T18">of generalized system best practice</text:span></text:p>
      <text:p text:style-name="Standard"><text:span text:style-name="T18">with local customs with wisdom.</text:span></text:p>
      <text:p text:style-name="P4"/>
      <text:p text:style-name="Standard"><text:span text:style-name="T18">We need to make a time and a place for honesty.</text:span></text:p>
      <text:p text:style-name="P4"/>
      <text:p text:style-name="Standard"><text:span text:style-name="T18">Detect and measure disconnection from reality?</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1" meta:paragraph-count="656" meta:word-count="5919" meta:character-count="41127" meta:non-whitespace-character-count="35676"/>
    <meta:generator>LibreOfficeDev/6.0.5.2$Linux_X86_64 LibreOffice_project/</meta:generator>
  </office:meta>
</office:document-meta>
</file>